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style:font-name="Arial" fo:font-size="12pt" fo:font-style="normal" fo:font-weight="normal" fo:background-color="#ffff99" style:font-size-asian="12pt" style:font-style-asian="normal" style:font-weight-asian="normal" style:font-size-complex="12pt" style:font-style-complex="normal" style:font-weight-complex="normal"/>
    </style:style>
    <style:style style:name="P4"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style:font-name="Arial" fo:font-size="12pt" fo:font-style="normal" fo:font-weight="bold" fo:background-color="#ffff99" style:font-size-asian="12pt" style:font-style-asian="normal" style:font-weight-asian="bold" style:font-size-complex="12pt" style:font-style-complex="normal" style:font-weight-complex="bold"/>
    </style:style>
    <style:style style:name="P6" style:family="paragraph" style:parent-style-name="Standard">
      <style:text-properties style:font-name="Arial" fo:font-size="12pt" fo:font-style="normal" style:font-size-asian="12pt" style:font-style-asian="normal" style:font-size-complex="12pt" style:font-style-complex="normal"/>
    </style:style>
    <style:style style:name="P7" style:family="paragraph" style:parent-style-name="Standard">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style:font-name="Arial" fo:font-size="9pt" fo:font-style="italic" style:font-size-asian="9pt" style:font-style-asian="italic" style:font-size-complex="9pt" style:font-style-complex="italic"/>
    </style:style>
    <style:style style:name="P9" style:family="paragraph" style:parent-style-name="Standard">
      <style:text-properties style:font-name="Arial" fo:font-style="normal" style:font-style-asian="normal" style:font-style-complex="normal"/>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text-properties style:font-name="Arial" fo:font-weight="bold" fo:background-color="#ffff99" style:font-weight-asian="bold" style:font-weight-complex="bold"/>
    </style:style>
    <style:style style:name="P12"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13" style:family="paragraph" style:parent-style-name="Standard">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P14" style:family="paragraph" style:parent-style-name="Standard">
      <style:paragraph-properties fo:break-before="page"/>
      <style:text-properties style:font-name="Arial"/>
    </style:style>
    <style:style style:name="P15" style:family="paragraph" style:parent-style-name="Standard">
      <style:paragraph-properties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reak-before="page"/>
      <style:text-properties style:font-name="Arial"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break-before="page"/>
      <style:text-properties style:font-name="Arial" fo:font-size="12pt" fo:font-style="normal" fo:font-weight="bold" fo:background-color="#ffff99" style:font-size-asian="12pt" style:font-style-asian="normal" style:font-weight-asian="bold" style:font-size-complex="12pt" style:font-style-complex="normal" style:font-weight-complex="bold"/>
    </style:style>
    <style:style style:name="P18" style:family="paragraph" style:parent-style-name="Standard">
      <style:paragraph-properties fo:break-before="page"/>
      <style:text-properties style:font-name="Arial" fo:font-weight="bold" style:font-weight-asian="bold" style:font-weight-complex="bold"/>
    </style:style>
    <style:style style:name="P19" style:family="paragraph" style:parent-style-name="Standard" style:list-style-name="L1">
      <style:text-properties style:font-name="Arial"/>
    </style:style>
    <style:style style:name="P20" style:family="paragraph" style:parent-style-name="Standard" style:list-style-name="L2">
      <style:paragraph-properties>
        <style:tab-stops>
          <style:tab-stop style:position="9.49cm"/>
        </style:tab-stops>
      </style:paragraph-properties>
      <style:text-properties style:font-name="Arial" fo:font-size="12pt" fo:font-style="normal" fo:font-weight="normal" fo:background-color="#ffff99" style:font-size-asian="12pt" style:font-style-asian="normal" style:font-weight-asian="normal" style:font-size-complex="12pt" style:font-style-complex="normal" style:font-weight-complex="normal"/>
    </style:style>
    <style:style style:name="P21" style:family="paragraph" style:parent-style-name="Standard" style:list-style-name="L3">
      <style:text-properties style:font-name="Arial" fo:font-size="12pt" fo:font-style="normal" fo:font-weight="normal" fo:background-color="#ffff99" style:font-size-asian="12pt" style:font-style-asian="normal" style:font-weight-asian="normal" style:font-size-complex="12pt" style:font-style-complex="normal" style:font-weight-complex="normal"/>
    </style:style>
    <style:style style:name="P22"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4">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5">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fo:background-color="#ffff99"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underline-style="solid" style:text-underline-type="double" style:text-underline-width="auto" style:text-underline-color="font-color"/>
    </style:style>
    <style:style style:name="T8"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istoire des Institutions Culturelles</text:p>
      <text:p text:style-name="P1"/>
      <text:p text:style-name="P1"/>
      <text:p text:style-name="P12">19 septembre 2016</text:p>
      <text:p text:style-name="P1"/>
      <text:p text:style-name="P10">1: INTRODUCTION</text:p>
      <text:p text:style-name="P1"/>
      <text:p text:style-name="P1">Qu'est-ce que ce cours ? :</text:p>
      <text:p text:style-name="P1"/>
      <text:p text:style-name="P1">C'est un cours d'histoire pour comprendre l'aujourd'hui, par rapport aux institutions, comme les musées, certains cinémas. Une institution est une référence, avec un passe. </text:p>
      <text:p text:style-name="P1"/>
      <text:p text:style-name="P10">Donc, c'est une personne, organisation, autorité qui sert de référence dans le domaine de la culture.</text:p>
      <text:p text:style-name="P1"/>
      <text:p text:style-name="P1">Limites du cours : </text:p>
      <text:p text:style-name="P1"/>
      <text:p text:style-name="P1">Nous observons l'histoire et l’actualité des institutions culturelles en arts visuels (donc pas en théâtre, danse, opéra, ...)</text:p>
      <text:p text:style-name="P1"/>
      <text:p text:style-name="P10">2: LES MUSEES</text:p>
      <text:p text:style-name="P1"/>
      <text:p text:style-name="P1">a) Les origines des musées</text:p>
      <text:p text:style-name="P1"/>
      <text:p text:style-name="P1">Origine du terme musée en Français : Deux hypothèses, <text:span text:style-name="T1">la colline des Muses</text:span> (a Athene) et <text:span text:style-name="T1">Mouseion</text:span>, bâtiment d'Alexandrie (gravure a l'appuis montrant un espace d'archivage, on y voit des gens partageant leur savoir).</text:p>
      <text:p text:style-name="P1"/>
      <text:p text:style-name="P1">Préhistoire du musée :</text:p>
      <text:p text:style-name="P1">(spécialiste : Krzysztof Pomian, sur l'origine des collections)</text:p>
      <text:p text:style-name="P1"/>
      <text:p text:style-name="P1">Le rassemblement d'objet commence ici : Venise. Cette idée de collection va naitre la, moyen-age/renaissance, grâce au commerce. C'est une cite de commerce, avec un potentiel économique. Le système politique est dirige par un « doge », c'est un mélange de pouvoirs économiques, spirituels et politiques, dans une république. Il incarne la richesse de cette citée. </text:p>
      <text:p text:style-name="P1"/>
      <text:p text:style-name="P1"><text:span text:style-name="T3">Les premières vraies collection : basilique St-Marc</text:span>. On va rassembler des objets, a l’époque du moyen-age, extrêmement courtisés, comme les reliques (objets, fragments corporels d'une personne Sainte, qu' on met dans un reliquaire). Les reliquaires sont rassembles dans des trésors. Ils étaient tellement convoités que beaucoup de faux, de copies circulaient. Certains lieux étaient désireux d'avoir des reliques, pour faire venir des touristes et donc des entrées d'argent. C'est une sorte de politique culturelle et économique. Les reliquaires sont des objets souvent cachés, enfermés. Mais pour les voyageurs, nomades, ils peuvent être <text:span text:style-name="T7">transportables,</text:span> comme textes, livres, merdailles et pièces, des bijoux (camées par exemple). L'endroit ou sont entreposés ces objets est nommé studio. Les instruments de mesure, scientifiques, sont aussi prisés car symbole de richesse (intellectuelle ou financière).</text:p>
      <text:p text:style-name="P1"/>
      <text:p text:style-name="P1"/>
      <text:p text:style-name="P14">Tableau de Lorenzo Lotto Andrea Odoni, montre les signes extérieurs de richesse. <text:span text:style-name="T3">La collection pose donc le pouvoir d' une personne.</text:span></text:p>
      <text:p text:style-name="P1"/>
      <text:p text:style-name="P1"><text:span text:style-name="T3">Schatzkammer (chambre du trésor mais plus dans un milieu religieux</text:span>), fin moyen-age début renaissance/renaissance même. C' est un espace, une forme, souvent retrouvée dans les pays germaniques. </text:p>
      <text:p text:style-name="P1"/>
      <text:p text:style-name="P1">Cette forme va évolué pour devenir « un cabinet de curiosité » (Kunst und Wunderkammer). On voit des objets de la nature (animaux, insectes) positionnés de manières décoratives, ornementales, volonté de faire beaux avec un ensemble.</text:p>
      <text:p text:style-name="P1">(pour les cabinets de curiosités, Patrick Mauries, livre edition Gallimard, 2011). Dans ce genre de cabinet, on peut y trouver des pierres, des coquillages, des animaux empaillés, des objets antiques. Aussi, des objets scientifiques.</text:p>
      <text:p text:style-name="P1"/>
      <text:p text:style-name="P1">Deux grandes catégories qui séparent les collections : <text:span text:style-name="T2">Naturalia</text:span> et <text:span text:style-name="T2">Artificialia</text:span>. Mais certains objets se trouvent dans une catégorie intermédiaire, mélangeant les deux (comme exemple, statue avec une pierre naturelle, ou coquillage avec socle sculpté). Le corail était un élément rare encore a l’époque, et très privilégie. </text:p>
      <text:p text:style-name="P1"/>
      <text:p text:style-name="P1">D'autres catégories comme <text:span text:style-name="T2">Mirabilia</text:span> parlent d’élément d'admiration, ça joue sur la question de la peur de la mort aussi, comme des têtes d'enfants morts nés. Ou encore plutôt de choses faisant parties de la rêverie, comme les sirènes et licornes. Une sorte de mélange entre malsain et rêve. </text:p>
      <text:p text:style-name="P1"/>
      <text:p text:style-name="P1">Autre catégorie, les <text:span text:style-name="T2">Automatas</text:span>, grand engouement du 16eme. Objets animés, automatiques grâce a des machineries.</text:p>
      <text:p text:style-name="P1"/>
      <text:p text:style-name="P1">Il existait des catalogues, guides touristiques pour trouver ces cabinets (surtout pour les personnes nobles). Dans le Naturalia, le crocodile ou alligator était très prisé et rare, forme ultime. </text:p>
      <text:p text:style-name="P1"/>
      <text:p text:style-name="P1"><text:span text:style-name="T3">Le premier texte a propos des collections a été écrit par Samuel Quiccheberg</text:span>, en 1565. Il est né en Belgique, et il écrit un premier recueil qui théorie le rangement d' une collection. Il a 3 idées maitresses : <text:span text:style-name="T3">recueillir (rassembler), ordonner (classer) et étudier (observer, analyser, faire progresser la connaissance).</text:span> Le travail de cabinet de curiosités (version meuble) existe jusqu'au 21eme, souvent réalisé en marqueterie.</text:p>
      <text:p text:style-name="P1"/>
      <text:p text:style-name="P1">La résurgence du cabinet</text:p>
      <text:p text:style-name="P1"/>
      <text:p text:style-name="P1">Fin du 18eme, il commence a disparaitre. Puis au 20eme, il va progressivement revenir, par exemple avec André Breton (surréalisme) qui en possédait un, avec des objets exotiques (art africain et océanien) et surréalistes. A sa mort, une grande partie a été acheté par le centre Pompidou.</text:p>
      <text:p text:style-name="P1"/>
      <text:p text:style-name="P1">Sinon, une institution se construire, a<text:span text:style-name="T3"> </text:span><text:span text:style-name="T4">Oiron (79), en Poitou-Charentes, Le château de Oiron.</text:span> C'est le château de la Loire le plus au sud. Il a une histoire incroyable, mais au fil des générations les familles ont eu du mal avec l'entretien. La dernière propriétaire n' arrivait plus a gérer, et aurait du être vendu a un particulier. Mais une chose dans le château a fait que l'Etat Français a décidé de l'acheter. Une grande galerie avec les plus grandes peintures murales sur le territoire français de l'époque renaissance, en dehors de Paris (avec une chambre de roi). Gros soucis, le château est vide (plus de meuble, tombe en ruine). Alors, il vont le valoriser en mettant de l 'art contemporain de le château, en <text:soft-page-break/><text:span text:style-name="T8">faisant dialoguer le patrimoine et l'art contemporain.</text:span><text:span text:style-name="T4"> Le directeur du projet est Jean Hubert Martin (célèbre depuis les magiciens de la terre)</text:span>. Il va choisir comme thématique pour le musée le thème du cabinet de curiosités. Mélange d'oeuvres achetées comme tel et créée pour le musée. Projet particulier, grande réussite : Raoul Marek, qui fera une collection de pièce de vaisselles avec une image de profile humain. Chaque profil sur une assiette est lié a la personne qui doit manger, et chaque serviette a une emprunte de la personne. Chaque profil appartient a un habitant du village, mais certains étaient contres et donc n'apparaissent pas. Et un jour par an, pendant la fête du village, ils sortent la vaisselle pour un buffet. La deuxième grande fête est une fête de la fanfare qui a aussi lieu dans le château. Boltanski a aussi fait des oeuvres pour le musée.</text:p>
      <text:p text:style-name="P1"/>
      <text:p text:style-name="P1">Parmi la collection, certains objets ont été achetés, comme des animaux étranges, hybrides.</text:p>
      <text:p text:style-name="P1"/>
      <text:p text:style-name="P1">Collection de Thomas Olbricht, Berlin. Il a ouvert son lieu d'expo en tant que collectionneur, en reformant des cabinets de curiosités. Une autre partie de sa collection est fait d'oeuvre contemporaines, mais avec les même sujets. Oeuvres de Paccinini, Kate Mccwire, ...</text:p>
      <text:p text:style-name="P1"/>
      <text:p text:style-name="P1">Le cabinet de curiosités est aussi une esthétique de décoration.</text:p>
      <text:p text:style-name="P1"/>
      <text:p text:style-name="P1">-</text:p>
      <text:p text:style-name="P1"/>
      <text:p text:style-name="P1"><text:span text:style-name="T3">Par quels moyens se développent les collections ?</text:span> </text:p>
      <text:p text:style-name="P1"/>
      <text:list xml:id="list940454615063661214" text:style-name="L1">
        <text:list-item>
          <text:p text:style-name="P19">au départ, plutôt acquisition royales</text:p>
        </text:list-item>
        <text:list-item>
          <text:p text:style-name="P19">pillages</text:p>
        </text:list-item>
        <text:list-item>
          <text:p text:style-name="P19">échanges diplomatiques</text:p>
        </text:list-item>
        <text:list-item>
          <text:p text:style-name="P19">politiques de fouilles archéologiques</text:p>
        </text:list-item>
        <text:list-item>
          <text:p text:style-name="P19">les acquisitions</text:p>
        </text:list-item>
        <text:list-item>
          <text:p text:style-name="P19">les donations</text:p>
        </text:list-item>
        <text:list-item>
          <text:p text:style-name="P19">les dations</text:p>
        </text:list-item>
      </text:list>
      <text:p text:style-name="P1"/>
      <text:p text:style-name="P1">Acquisition royales :</text:p>
      <text:p text:style-name="P1"/>
      <text:p text:style-name="P1">Le Louvre est un bon exemple, car son origine est attribuée aux personnages royaux, attributions royales.</text:p>
      <text:p text:style-name="P1"/>
      <text:p text:style-name="P10">Pillages :</text:p>
      <text:p text:style-name="P1"/>
      <text:p text:style-name="P1">Souvent associés aux violes, c' est le fait de récupérer de manières violentes des personnes ou objets. Par exemple, Napoleon. A des fins de grandeur de l’état et de tourisme. Gaspard Monge (..?) Certaines oeuvres ont été rendues en Italie mais pas toutes. Avec le pillage, on retirait aussi l'oeuvre de son contexte. Il y avait aussi des cortèges de présentation des oeuvres pillées. Le Louvre est en lien avec les pillages.</text:p>
      <text:p text:style-name="P1"/>
      <text:p text:style-name="P1">A l'heure actuelle, les fouilles sont organisées en partenariat.</text:p>
      <text:p text:style-name="P14">26 septembre 2016</text:p>
      <text:p text:style-name="P1"/>
      <text:p text:style-name="P1">Certaines oeuvres dans les musées sont problématiques car elles ont été volée, et donc il est <text:span text:style-name="T3">question notamment de restitutions des biens.</text:span></text:p>
      <text:p text:style-name="P1"/>
      <text:p text:style-name="P1">Image de l'intérieur du Partenon, en Grèce. On voit des planches au sol, c' est en hauteur (système d’échafaudage) pour pouvoir voir les frises. Les armées anglaises vont piller le Partenon, et prendre les frises. Elles sont maintenant au British Museum. Et donc, même si « volées » le musée considère les fresques comme leur appartenant. Pour mettre la pression sur le gouvernement anglais, les Grecs ont construit un musée pour recevoir les frises (pour prouver ainsi qu'ils peuvent les avoir). Il y a des oeuvres dans ce musée bien sur, il n' est pas vide, et il y a des moulages des frises manquantes.</text:p>
      <text:p text:style-name="P1"/>
      <text:p text:style-name="P1">Berlin, Pergamon Museum. Temple de Zeus qui vient de Turquie, le musée veut les garder. Oeuvres de Mésopotamie ancienne, par exemple que l'Irak voudrait récupérer. Le musée de Pergamon fait partie du quartier des musées.</text:p>
      <text:p text:style-name="P1"/>
      <text:p text:style-name="P1">Acquisitions : on peut aussi les acheter. Aujourd'hui il y a un problème, la valeur de l'art. La valeur des objets a explosé. Souvent, les particuliers sont même plus riches que les musées. Ex : « Green Car... » de Andy Warhol coute 71 millions. Le centre Pompidou ne pourrait même pas l' acheter car l'ensemble des budgets pour les Arts en France est de 58 millions. Oeuvres de Rembrandt, duo de peinture. Elles coutent 160 millions d'euros... Un peu cher pour l’état Français. Mais les conservateurs du Louvre les voulaient vraiment, donc il faut trouver l'argent. Photo de François Hollande entouré du Roi et la Reine des pays Bas, car les deux pays (Louvre et Rijksmuseum) ont acheté ensemble les deux tableaux. Ils ont un système de période, chacun les montrera a tour de rôle. Oeuvre de Nicolas Poussin, 17 millions. Le tableau appartient a un particulier désireux de le vendre. Il va donc passer par une commission, pour juger si trésor national ou pas. Il sera considéré comme Trésor National, et donc ne peut pas quitter le pays. Les musées dans ce cas la peuvent acheter l'oeuvre, mais ils doivent rassembler l'argent en 30 mois. Le musée de Lyon ainsi que plusieurs autres structures ont participé a l’acquisition de l'oeuvre. Mélange entre partenariat publique et privé. </text:p>
      <text:p text:style-name="P1"/>
      <text:p text:style-name="P1">Le musée d'art contemporain de Bordeaux a inventé le système de ticket mécène. A chaque fois que quelqu'un entrait dans le musée, on lui proposait de donner au moins 3 euros de plus pour devenir mécène. Au final, assez d'argent pour acquérir l'oeuvre souhaitée.</text:p>
      <text:p text:style-name="P1"/>
      <text:p text:style-name="P1">Autre mécanisme, les donations. Donation = geste gratuit, donner. Certains musées sont né comme ça, comme le musée d'art moderne de Maurice Jardot. Parfois, soucis. Leon Cligman et Martine, ont une collection de 1200 oeuvres... mais n'ont pas d'héritier. Ils voulaient donner les oeuvres a la ville. Ils veulent donner 5 millions pour pouvoir agrandir un musée, pour leurs oeuvres... </text:p>
      <text:p text:style-name="P1"/>
      <text:p text:style-name="P1">Louis La Caze (médecin) avait une grande passion pour la peinture, il est un des plus grand collections du 18eme, il dépense des fortunes. A sa mort il fera donation de ses collections au Louvre.</text:p>
      <text:p text:style-name="P1"/>
      <text:p text:style-name="P1">Quand un collectionneur ne donne pas sa collection, son nom tombe souvent dans l'oubli. Ex : François Marcille, français, possédait 4500 tableaux dans sa collection. Ses enfants la détestent. Quand le pere est mort, ils ont tout revendu.</text:p>
      <text:p text:style-name="P18">Exemples Belges de donations</text:p>
      <text:p text:style-name="P1"/>
      <text:p text:style-name="P1">Musée Royaux des Beaux Arts (Bruxelles)</text:p>
      <text:p text:style-name="P1">1984, Roger Bastin, architecte, geste architectural très fort, musée d'art moderne sous terrain, dans la cours du musée royale. 8 étages sous terrain, avec un puit de lumière. Mais pauvre niveau d'art moderne. En 1989, le couple Goldschmidt a prévu de donner ses collections a leur mort, avec une close qui dit que si certaines oeuvres ne semblent pas concorder le musée pouvait les vendre pour générer un fond. Ils ont aussi donner 21 millions pour l'acquisition de certaines oeuvres. Mais le musée est actuellement fermé, notamment a cause de <text:span text:style-name="T3">Michel Draguet</text:span>, qui a décidé de fermer le musée car ils attendaient une « Dation ». Depuis 2011, il y a un groupe qui cherche a sa réouverture, « musée sans musée ».</text:p>
      <text:p text:style-name="P1"/>
      <text:p text:style-name="P10">Exemples dans le monde</text:p>
      <text:p text:style-name="P1"/>
      <text:p text:style-name="P1"><text:span text:style-name="T3">Yvon Lambert,</text:span> donation (valeur) de plus de 90 millions d'euros a l'état Français. Il est galeriste et collectionneur. Sa fille a signé un papier comme quoi elle ne s' opposait pas a ce don. En 2000, a Avignon (capitale européenne de la culture), premier geste pour la ville, collection Lambert. Très vite, ils se sont rendu compte qu'il faudrait l’étendre. Ils ont fermée le musée en attendant, et donc pour montrer les oeuvres ils les ont mise dans une vielle prison (qui a été réaménagé). </text:p>
      <text:p text:style-name="P1"/>
      <text:p text:style-name="P1"><text:span text:style-name="T4">Autre, Dorothy et Herbert VOGEL</text:span>. Ils étaient parmi les plus grand collectionneurs américains sans avoir les moyens des autres (monsieur était facteur et madame bibliothécaire). Tout le salaire de madame, passe dans le quotidien et tout celui de monsieur dans l'art (décision de couple). Ils se sont rendu compte qu' ils aimaient partager ensemble les expos, et ils appréciaient les artistes jeunes, des oeuvres que personne ne voulait acheter. Ils ont commencé comme ça. Beaucoup d'oeuvres de petits format, car tout devait être transportable en métro ou taxi. Ils ont pris la décision de faire un don, de sortir les oeuvres (4 semi remorques entier). Projet Vogel 50x50, ou chaque état américain recevait une donation de 50 oeuvres. Deux films au sujet de leur vie.</text:p>
      <text:p text:style-name="P1"/>
      <text:p text:style-name="P11">La Dation</text:p>
      <text:p text:style-name="P1"/>
      <text:p text:style-name="P1"><text:span text:style-name="T3">phénomène très récent, lié a la mort de Picasso en 73.</text:span> Apres sa mort, ses héritiers doivent payer des droits de succession pharamineux. Le ministre de la culture de l'époque décide de créer une lois sur la « dation » en 1979 qui fait que toute personne peut payer ses droits de successions a l'aide d'oeuvres d'art. Le musée Picasso est créé grâce a la dation. Cette loi a été repris par la Belgique. </text:p>
      <text:p text:style-name="P1"/>
      <text:p text:style-name="P1"><text:span text:style-name="T4">Dation Gillion-Crowet</text:span><text:span text:style-name="T3">,</text:span> ils avaient une collection liée a <text:span text:style-name="T3">l'art nouveau</text:span>, estimée a 21 millions d'euros. Encore une fois, il fallait des droits de succession. Pour faire la dation, ils ont du ouvrir un musée (musée fin de siècle), a la place du musée d'art moderne. </text:p>
      <text:p text:style-name="P1"/>
      <text:p text:style-name="P11">Le flop de la dation Dora Janssen</text:p>
      <text:p text:style-name="P1">passion pour les masques meso-américain. Madame perd son mari et doit payer des droits de succession. Elle doit payer 7,5 millions d'euros de taxe a la Flandre. Elle voudrait la payer avec une dation, qui aurait été mise au musée royaux d'art et d'histoire. Mais la Flandre ne voulait pas car c'est pour Bruxelles. Elle voulait absolument les mettre dans le musée de Bruxelles mais la flandre n'a pas lâché. Finalement, un compromis a été fait, pendant un an la collection a été montrée dans le musée. Apres la collection est partie en Flandre, dans le MAS, a Anvers.</text:p>
      <text:p text:style-name="P1"><text:soft-page-break/></text:p>
      <text:p text:style-name="P1">D'autre Dation ont fini encore plus mal. <text:span text:style-name="T3">Claude Berri</text:span>, était profondément dépressif. La seule chose qui égaillait sa vie était l'art. Grand collectionneur, il a deux fils. Ils ont fait rater la Dation. Claude voulait faire une dation au centre Pompidou (qui pouvait prendre 2,5 million), alors que la collection de claude en valait 30 millions. Des émissaires du Quatar ont proposé 50 millions, ce qui laissait 20 millions aux fils. Et donc le centre Pompidou ne l'a jamais eu.</text:p>
      <text:p text:style-name="P1"/>
      <text:p text:style-name="P10">Perte au sein des collections</text:p>
      <text:p text:style-name="P1"/>
      <text:p text:style-name="P1">Beaucoup d'oeuvres ont disparus a cause :</text:p>
      <text:p text:style-name="P1"/>
      <text:p text:style-name="P1">dangers de la nature (tremblements de terre, tsunamis, etc), incidents, vols, dégradations, guerres... Les musées ont des plans d'action avec des oeuvres prioritaires.</text:p>
      <text:p text:style-name="P1"/>
      <text:p text:style-name="P1">Les effets de la guerre :</text:p>
      <text:p text:style-name="P1"/>
      <text:p text:style-name="P1">Premier guerre mondiale, musées brulés, incendiés, beaucoup d'oeuvres détruites.</text:p>
      <text:p text:style-name="P1"/>
      <text:p text:style-name="P1">Ça arrive que ce soit des oeuvres d'artistes phares, comme le Caravage et son « Saint Matthieu et l'ange » de 1602, perdu dans un bombardement a Berlin.</text:p>
      <text:p text:style-name="P1"/>
      <text:p text:style-name="P1">Le cas particulier de la seconde guerre mondiale</text:p>
      <text:p text:style-name="P1"/>
      <text:p text:style-name="P1">Adolf Hitler a gardé un gout pour l' art (ex artiste), surtout pour les arts académiques. En 1937 il inaugure une double exposition avec d'abord l'art qu'il considère comme pur (figuratif, académique) et ensuite avec l'art dégénéré, qui a attiré des foules (se moquer). Pour l'art dégénéré, il y avait des oeuvres d'artistes juifs, des oeuvres abstraites ou liées au primitivisme. Il fait donc bâtir un bâtiment a Munich, « Haus der Kunst » a Munich, avec une architecture Nazi (sentiment de peur face a la grandeur).</text:p>
      <text:p text:style-name="P1"/>
      <text:p text:style-name="P1">Adolf a besoin d'argent pour financer sa guerre, et il a vendu ses oeuvres d'art dégénéré en Suisse, grande vente aux enchères de 126 oeuvres d'art a la Galerie Fischer a Lucerne. La ville de Liège enverra des acheteur et ramènera deux toiles, une de Pablo Picasso (famille Soler) et une de Marc Chagall (maison bleu). </text:p>
      <text:p text:style-name="P8"/>
      <text:p text:style-name="P8">Il y a quelques années la ville de Liège était en manque d'argent et a donc voulu vendre des tableaux dont le Picasso mais il y a un principe inaliénabilité, une oeuvre qui entre dans un musée ne peut pas être revendu (instance publique). </text:p>
      <text:p text:style-name="P8"/>
      <text:p text:style-name="P9">A l'époque d'Hitler, les musées comme le Louvre ont prévu un plan de sauvetage des oeuvres, en les cachant. Il y a des photos des allemand dans les musées, comme image de propagande, mais sans montrer que les musées étaient presque vides.<text:span text:style-name="T3"> Rose Valland</text:span> dupliquait les documents des d'oeuvres, pour savoir quelles oeuvres étaient prisent par les allemands, c'est un geste civique. </text:p>
      <text:p text:style-name="P9"/>
      <text:p text:style-name="P9">Le maréchal Goring était collectionneur, donc a cette époque, beaucoup de pillages allemand. Les collections de Juifs étaient également réquisitionnées, et comme beaucoup de familles étaient exterminées, peu de gens les ont réclamées. Ce sont des biens spoliés. En 2013, Aurélie Filippetti remettra aux descendants de Richard Neumann et de Josef Wiener 7 tableaux de maitres.</text:p>
      <text:p text:style-name="P9"/>
      <text:p text:style-name="P8">Procès contre l'état Autrichien depuis 1999, en 2006 le tableau a été restitué mais revendu rapidement.</text:p>
      <text:p text:style-name="P8"/>
      <text:p text:style-name="P6"/>
      <text:p text:style-name="P4"><text:soft-page-break/>Cornelius Gurlitt</text:p>
      <text:p text:style-name="P6">Il a été en Suisse, il n'avait pas de papiers, de couverture sociale et avait sur lui 9000 euros en cash ainsi qu'un tableau, c'était suspect. On a trouvé 1500 tableaux de maitres chez lui en 2012. Son père collaborait avec les Nazi a la revente des tableaux, et donc une partie des tableaux était des tableaux spoliés. En 2014, Gurlitt meurt et laisse un testament qui dit que toutes les oeuvres devraient aller dans un musée, a Bern. Ils étaient extraordinairement gênés, car ils ne connaissaient pas Gurlitt, ils ont fait un tris et n'ont accepté que les oeuvres de la famille Gurlitt et pas les spoliés.</text:p>
      <text:p text:style-name="P6"/>
      <text:p text:style-name="P6">--</text:p>
      <text:p text:style-name="P6"/>
      <text:p text:style-name="P6">Le musée national de Bosnie a Sarajevo, n'a jamais fermé pendant une guerre en 90. Mais il a fermé récemment ses portes pour des raisons économique... ils ont vaincu la guerre mais pas l'argent.</text:p>
      <text:p text:style-name="P6"/>
      <text:p text:style-name="P6">--</text:p>
      <text:p text:style-name="P6"/>
      <text:p text:style-name="P6">Pendant le 11 septembre, beaucoup d'oeuvres ont aussi été détruites.</text:p>
      <text:p text:style-name="P6"/>
      <text:p text:style-name="P6">--</text:p>
      <text:p text:style-name="P6"/>
      <text:p text:style-name="P6">Pillages dans les pays du Maghreb, avec un saccage de musée, pour des raisons économiques (peuple meurt de faim). Les objets disparaissent dans des circuits invisibles, peu visibles. </text:p>
      <text:p text:style-name="P6"/>
      <text:p text:style-name="P6">La mafia travaille beaucoup avec des oeuvres volées.</text:p>
      <text:p text:style-name="P6"/>
      <text:p text:style-name="P6">--</text:p>
      <text:p text:style-name="P6"/>
      <text:p text:style-name="P6">Destructions volontaires d'oeuvres d'art, par exemple avec Bouddhas de Baniyan (Afghanistan).</text:p>
      <text:p text:style-name="P6"/>
      <text:p text:style-name="P6">Destruction des sites archéologiques de Palmyre par Daech. </text:p>
      <text:p text:style-name="P6"/>
      <text:p text:style-name="P6">C'est une destruction de la mémoire de ces lieux, sous prétexte que c'était une mixité, et autres prétextes... </text:p>
      <text:p text:style-name="P6"/>
      <text:p text:style-name="P6">--</text:p>
      <text:p text:style-name="P6"/>
      <text:p text:style-name="P6"/>
      <text:p text:style-name="P16">Les vols</text:p>
      <text:p text:style-name="P6"/>
      <text:p text:style-name="P6">La mafia s'y intéresse (valeurs qu'on peut cacher facilement). La Joconde a été volée en 1911, mais a l'époque elle n'était pas aussi importante. On la retrouve chez un voleur qui voulait la rendre a l'Italie. Par la suite cette oeuvre est devenue très populaire. </text:p>
      <text:p text:style-name="P6"/>
      <text:p text:style-name="P6">Dans de nombreux pays, il existe des policiers spécialisé dans le vol d'oeuvres d'art.</text:p>
      <text:p text:style-name="P6"/>
      <text:p text:style-name="P6">Il y a aussi des kleptomanes qui agissent dans les musées. Le cas d'un homme vivant chez sa mère, ayant volé dans plus de 100 lieux (musées, églises).Quand il s'est fait arrêter la mère a balancé une partie des oeuvres dans le fleuve et l'autre au feu pour effacer les preuves.</text:p>
      <text:p text:style-name="P6"/>
      <text:p text:style-name="P4">Destructions « involontaires »</text:p>
      <text:p text:style-name="P4"/>
      <text:p text:style-name="P2">Notamment dans les musées d'art contemporains.</text:p>
      <text:p text:style-name="P2"/>
      <text:p text:style-name="P6">--</text:p>
      <text:p text:style-name="P6"/>
      <text:p text:style-name="P5">Inaliénabilité des collections (notamment en Europe)</text:p>
      <text:p text:style-name="P6"/>
      <text:p text:style-name="P6"><text:span text:style-name="T3">Une oeuvre qui rentre dans un musée ne peut plus en sortir, on ne peut plus la vendre/donner.</text:span> Et donc, énorme problème de stockage. Et ça coute de l'argent de les conserver. Le Louvre montre moins de 10% de ce qu'il possède. 90 % était dans un environnement inondable. Les réserves sont maintenant dans le nord de la France.</text:p>
      <text:p text:style-name="P6"/>
      <text:p text:style-name="P6">Musée de Detroit, les riches sont partis petit a petit, les impôts ne permettaient plus de payer la ville. Une des solutions était de vendre des oeuvres du musée.</text:p>
      <text:p text:style-name="P6"/>
      <text:p text:style-name="P6">Quelques exceptions, certaines oeuvres ont été revendues/rendues. Manuscrits coréens a l'époque de Napoléon III, tellement célèbres qu'il ont été copiés a la main a l'époque en Corée. Nicolas Sarkosy a décidé tout seul de les offrir au Coréens (contre l'avis de la bibliothèque). Les coréens étaient content, diffusion télévisée du retour des manuscrits. </text:p>
      <text:p text:style-name="P6"/>
      <text:p text:style-name="P6">2007, coupe du monde de Rugby. L'équipe Néo-zélandaise. Dans le musée de Rouant, il y a une tête Maori, et un des joueurs l'a vu. Il va y avoir un geste diplomatique, en 2011 ou la coupe du monde a lieu en Nouvelle-Zélande, et comme cadeau le retour de cette tête Maori.</text:p>
      <text:p text:style-name="P6"/>
      <text:p text:style-name="P6">Il peut y avoir des gestes volontaires qui cherchent a frapper l'opinion. Musée de Casoria, Italie, le directeur du musée a brulé des oeuvres, une par mois, car on menaçait de retirer les subventions.</text:p>
      <text:p text:style-name="P17">Définition, type et modes d'accrochages des musées</text:p>
      <text:p text:style-name="P4"/>
      <text:p text:style-name="P2">Musée :</text:p>
      <text:p text:style-name="P3">Selon l'ICOM (conseil international des musées),</text:p>
      <text:p text:style-name="P3">Le musée est une institution <text:span text:style-name="T3">permanente, sans but lucratif</text:span>, au service de la societé et de son développement, <text:span text:style-name="T3">ouverte au public</text:span> et qui <text:span text:style-name="T3">fait des recherches</text:span> concernant les témoins matériels de l'homme et de son environnement, <text:span text:style-name="T3">acquiert</text:span> ceux la, les <text:span text:style-name="T3">conserves</text:span>, les <text:span text:style-name="T3">communique</text:span> et <text:span text:style-name="T3">notamment les expose</text:span> a des fin <text:span text:style-name="T3">d'études</text:span>, <text:span text:style-name="T3">d'éducation et de délectation</text:span> (2007)</text:p>
      <text:p text:style-name="P2"/>
      <text:p text:style-name="P5">Types d'accrochages :</text:p>
      <text:p text:style-name="P2"/>
      <text:p text:style-name="P2"><text:span text:style-name="T4">Type historisant</text:span><text:span text:style-name="T8">,</text:span> cherche a mettre les objets dans un contexte, même si c'est faux, avec un décors. Ce type a tendance a disparaitre. Un des derniers qui fait ça : Cité de l'architecture et du patrimoine.</text:p>
      <text:p text:style-name="P2"/>
      <text:p text:style-name="P2"><text:span text:style-name="T4">Type White Cube</text:span><text:span text:style-name="T8"> </text:span>née, en Allemagne, pour laisser un espace privilégié a l'oeuvre. Exemple, en laissant une oeuvre sur un mur, on appelle ça l'affichage « White Cube », l'oeuvre est placé dans la neutralité la plus absolue.</text:p>
      <text:p text:style-name="P2"/>
      <text:p text:style-name="P2">Mode d'accrochage :</text:p>
      <text:p text:style-name="P3">En mode<text:span text:style-name="T3"> style cabinet de curiosités.</text:span></text:p>
      <text:p text:style-name="P2"/>
      <text:p text:style-name="P2"><text:span text:style-name="T8">En mode </text:span><text:span text:style-name="T4">salon officiel.</text:span> Genre salle du jeu de Paume pendant l'occupation allemande, style 19eme siècle.</text:p>
      <text:p text:style-name="P2"/>
      <text:p text:style-name="P2"><text:span text:style-name="T8">En</text:span><text:span text:style-name="T4"> mode réserve</text:span><text:span text:style-name="T8">,</text:span> certains musées mettent les réserves a disposition selon certaines modalités.</text:p>
      <text:p text:style-name="P2"/>
      <text:p text:style-name="P5">Musées d'artistes</text:p>
      <text:p text:style-name="P2">ex : musée de la maison de Rembrandt, Amsterdam. Ou Musée Gustave Moreau (il s'est construit de son vivant un musée-atelier qu'il a laissé a l'Etat). Ou encore Musée Bourdelle, Musée Zadkine</text:p>
      <text:p text:style-name="P2"/>
      <text:p text:style-name="P5">Musée de collectionneur</text:p>
      <text:p text:style-name="P2"/>
      <text:p text:style-name="P2">Musées construits sur base de la collection d'une personne. Souvent public, l'objectif était privé (appartenant au collectionneur). Achats frénétiques, ce que le musée ne peut pas faire, le collectionneur le peut.</text:p>
      <text:p text:style-name="P2"/>
      <text:p text:style-name="P2"><text:span text:style-name="T3">Maison Losseau,</text:span> rue de Nimy (Mons)</text:p>
      <text:p text:style-name="P2">Léon Losseau était avocat et multi-collectionneur de pièces de monnaies, de livres. Sa maison est l'une des maisons les mieux conserver de style art nouveau (décors intérieur). C' est le service littéraire de la province qui s'occupe du lieu.</text:p>
      <text:p text:style-name="P2"/>
      <text:p text:style-name="P2"><text:span text:style-name="T3">Musée Mayer van den Bergh</text:span>, Antwerpen</text:p>
      <text:p text:style-name="P2">collectionneur fou du 14eme siècle, de Brugel,... A son décès, il a 1000 oeuvres, et sa mère décide de créer un bâtiment pour abriter la collection.</text:p>
      <text:p text:style-name="P2"/>
      <text:p text:style-name="P2"><text:span text:style-name="T3">Musée Cerralbo</text:span>, Madrid</text:p>
      <text:p text:style-name="P2">Le marquis, multi-collectionneur. Coté théâtral du bâtiment, avec grand escaliers dans le hall d'entrée... Le musée est une succession de collections invraisemblable. A sa mort, il <text:soft-page-break/>offre la totalité a l'état Espagnol. </text:p>
      <text:p text:style-name="P2">A l’intérieur, oeuvre d'un artiste contemporain espagnol (Oriol), avec une oeuvre sonore au lieu de visuel (car beaucoup d’éléments, d'objet). On entend un morceau de chanson d'amour (mais chanté par le commissaire d'expo, a capela), qui représente la relation entre un collectionneur et sa collection. L'artiste a voulu rendre hommage au collectionneur, comme ci sa voix était la. </text:p>
      <text:p text:style-name="P2"/>
      <text:p text:style-name="P2"><text:span text:style-name="T3">Albert Barnes </text:span>(1872-1951) USA</text:p>
      <text:p text:style-name="P2">Fasciné par l'art moderne de son époque, art européen, notamment d'art impressionniste et néo-impressionniste, par exemple un « Serra », des Renoir, Picasso,...</text:p>
      <text:p text:style-name="P2"><text:span text:style-name="T3">Dans sa fondation, l'accrochage est particulier</text:span>, il y a des ornements sur les murs, de la ferronnerie Américaine (mélange entre art noble et artisanat). Les ferronneries sont un outil pour aider le spectateur a entrer dans l'oeuvre. Monsieur Barnes, dans son testament, décide que rien ne pourra jamais bouger. Cette fondation va donc devoir rester dans ses murs, dans un petit bâtiment isolé en banlieue de Philadelphie. Pendant des travaux de rénovations, les oeuvres ont été transférées, mais rien ne devait bouger.. alors ils ont slalomé entre les « lignes » du testament. Un nouveau musée a été fait a Philadelphie, mais toutes les salles a l’intérieur ont été reproduite a l'exacte identique du bâtiment original.</text:p>
      <text:p text:style-name="P2"/>
      <text:p text:style-name="P2"><text:span text:style-name="T3">Le Moma</text:span>, NY</text:p>
      <text:p text:style-name="P2">pas musée d'état a la base. Au debut, simple immeuble avec des femmes riches, qui ont décidés d'ouvrir un musée d'art moderne. Elles ont engagés un très grand historien de l'art pour les aider. Le directeur, Alfred Barr, est un des directeurs de musée les plus celebre du monde. Il a créé le moma (les femmes apportaient le soutien financier). Il était tres attaché a l'idée de pédagogie. Il est très influencé par l'europe.</text:p>
      <text:p text:style-name="P2"/>
      <text:p text:style-name="P2"><text:span text:style-name="T3">Musée Burda de Baden Baden</text:span> (sud Ouest de l'allemagne).</text:p>
      <text:p text:style-name="P2">cité thermal, de cure. Monsieur Burda a décidé d'y construire son musée. Burda est le leader mondial en terme de couture etc il consacre sa fortune a l'art contemporain. Les riches allemand font des collection ainsi avantages de succession.</text:p>
      <text:p text:style-name="P2"/>
      <text:p text:style-name="P2"><text:span text:style-name="T3">Musée Brandhorst</text:span>, Munich</text:p>
      <text:p text:style-name="P2">riche allemand. Bâtiment architecturalement étonnant. Il adore l'artiste CY TWOMBLY et possède plusieurs de ses oeuvres. Le bâtiment est dans une zone muséale, entre deux autres musées.</text:p>
      <text:p text:style-name="P2"/>
      <text:p text:style-name="P2"><text:span text:style-name="T3">Kunsthalle Weishaupt</text:span> d'ULM, Allemagne</text:p>
      <text:p text:style-name="P2">Bâtiment moderne dans la vieille cité médiévale d'ULM, malgré le manque de place.</text:p>
      <text:p text:style-name="P2"/>
      <text:p text:style-name="P2"><text:span text:style-name="T3">Museum of Old and New Art</text:span>, Tasmanie</text:p>
      <text:p text:style-name="P2">David Walsh, milliardaire grâce au poker. S'est pris de passion pour l'art, mais n'y connait pas grand chose. Alors il a demandé a Jean-Hubert Martin, grand spécialiste. Il est alors son conseillé. Visites quasiment dans le noir.</text:p>
      <text:p text:style-name="P2"/>
      <text:p text:style-name="P4">Teshima Art Museum</text:p>
      <text:p text:style-name="P2">Milliardaire japonais a acheté plusieurs Iles pour faire vivre une expérience aux visiteurs.</text:p>
      <text:p text:style-name="P2">Lenteur dans la visite, avec espaces architectures/sculptures. L'oeuvre avec les enregistrements de battements coeur de Boltanski est sur une des iles.</text:p>
      <text:p text:style-name="P2"/>
      <text:p text:style-name="P2">Brésil, au départ réserve naturelle, achetée par un milliardaire. Il fait la rencontre de Tunga, qu'il lui propose de créer des pavillons dans l'espace énorme de l'ex-reserve. </text:p>
      <text:p text:style-name="P4"><text:soft-page-break/>Musée Kroller-Muller</text:p>
      <text:p text:style-name="P2"/>
      <text:p text:style-name="P2">Oeuvres acquises entre 1907 et 1922. A la mort de Madame Muller le musée devient public. Musée dans réserve naturelle, déploie dans l'espace du parc. Assez grand bâtiment avec collection exceptionnel, donc une de Vincent Van Gogh (une des plus exceptionnelle). Il y a de l'art moderne et de l'art contemporain, ainsi que des sculptures dans l'espace hors musée. Des milliers de vélos sont disponible a l'entrée pour voyager dans le parc. On vit l'art et la nature simultanément.</text:p>
      <text:p text:style-name="P4"/>
      <text:p text:style-name="P4">David et Alice van Buuren</text:p>
      <text:p text:style-name="P2">Monsieur est banquier mais bascule vers l'enseignement. Il veut construire une maison et y mettre des oeuvres d'art. Son épouse s'occupe des jardins, il a dessiné lui même les plans de la maison.. La maison est devenue un musée. Il y a des oeuvres, du mobilier...</text:p>
      <text:p text:style-name="P2">Plusieurs types de jardin dont « le jardin de coeur ».</text:p>
      <text:p text:style-name="P2"/>
      <text:p text:style-name="P2"><text:span text:style-name="T3">Voorlinden a Wassenaar</text:span> (pays bas), 11 septembre 2016</text:p>
      <text:p text:style-name="P2">Passionné d'art, il gère de l'agroalimentaire et chimie. Il se construit le musée. Expérience avec espace intérieur et extérieur. A l’intérieur, des spectateurs heureux, surtout lié a la lumière, d'une grande qualité (douceur et visibilité). Oeuvres de Ron Mueck, Serra... </text:p>
      <text:p text:style-name="P2"/>
      <text:p text:style-name="P4">Musée Insel Hombroich a Neuss</text:p>
      <text:p text:style-name="P2"/>
      <text:p text:style-name="P2">Au départ, une sorte de musée secret, pas sur les cartes. Maintenant plus célèbre, il est fléché. Propriétaire : Karl-Heinrich Muller. Pour lui le musée doit être une expérience sensorielle. Donc, pas de gardien, pas de distance avec les oeuvres, pas de cartel, pas de texte explicatif... Plutôt un musée d'art moderne. Le musée est une série d'espace, on suit un trajet, sans pour autant entrer dans les bâtiments. Le premier bâtiment du chemin est vide. C'est une sorte de sas de décompression, sans image. Une sorte d'enveloppe de musée mais vide. L'espace le plus grand s’appelle le labyrinthe. L'architecture épouse le paysage. C'est le même architecte qui a fait tous les bâtiments, il est sculpteur, il s'appelle Erwin Heerich. Les gens sont libres dans le musée, pas de surveillance mais ils sont respectueux. Toutes les portes des pavillons sont toujours ouvertes (rapport a l'art et la nature, la nature rentre dans le musée, par exemple des feuilles morte rentre en automne). Des oeuvres d'hors Europe aussi. Tout visiteur achetant le ticket a droit de manger le repas dans la catine. Juste en face du musée, sur une parcelle de terrain il y a aussi a fondation LANGEN.</text:p>
      <text:p text:style-name="P2"/>
      <text:p text:style-name="P5">Les musées en Belgique</text:p>
      <text:p text:style-name="P4"/>
      <text:p text:style-name="P2">Bruxelles</text:p>
      <text:p text:style-name="P2"><text:span text:style-name="T3">Musée Royaux des Beaux Arts,</text:span> pas loin de la gare de Bruxelles. Architecture traditionnelle, bâtiment créé sous Napoléon. Musée fédéral, donc beaucoup de ministres qui le gère (trop de responsable). Beaucoup de soucis au niveau des conditions de conservations (infiltrations dans le musée, amiante, insectes dans les réserves...). Il est sous-financé.</text:p>
      <text:p text:style-name="P2">+</text:p>
      <text:p text:style-name="P4">Musée d'art ancien<text:tab/></text:p>
      <text:p text:style-name="P2">+</text:p>
      <text:p text:style-name="P4">Musée d'art moderne</text:p>
      <text:p text:style-name="P2">+</text:p>
      <text:p text:style-name="P4">Musée Magritte</text:p>
      <text:p text:style-name="P2">+</text:p>
      <text:p text:style-name="P2"><text:soft-page-break/><text:span text:style-name="T3">Musée Wiertz</text:span> (peintre symboliste belge, le musée était son atelier)</text:p>
      <text:p text:style-name="P2">Deux annexes du musée ont été offerte par la ministre au Parlement</text:p>
      <text:p text:style-name="P2">+</text:p>
      <text:p text:style-name="P2"><text:span text:style-name="T3">Musée Constantin Meunier</text:span> (grand sculpteur de l’émergence industrielle de la Belgique).</text:p>
      <text:p text:style-name="P2"/>
      <text:p text:style-name="P2">Tous ces musées appartenant au musée Royal</text:p>
      <text:p text:style-name="P2"/>
      <text:p text:style-name="P2">Sinon :</text:p>
      <text:p text:style-name="P2"/>
      <text:p text:style-name="P4">Musées royaux d'art et d'histoire</text:p>
      <text:p text:style-name="P2">Dans ce musée, art et histoire des civilisations et passé archéologique Belge. Il y a notamment une célèbre maquette de Rome.</text:p>
      <text:p text:style-name="P2"/>
      <text:p text:style-name="P2">Pavillon des passions humaines dessiné par Victor Horta, inspiration néo-classique. Il appartient au musé d'art et d'histoire. Souvent fermé, il y avait entre le Roi Baudoin <text:s/>(famille royale) de Belgique et Roi Arabie saoudite des liens étroits. Le Roi Baudoin va offrir un terrain pour la construction d'une grande mosquée. Mais sur le terrain, il y a le pavillon. A l’intérieur, grande sculpture avec aspect charnel, et donc ça va a l'encontre d'un des interdits de l'Islam.</text:p>
      <text:p text:style-name="P2"/>
      <text:p text:style-name="P2"><text:span text:style-name="T3">Musée d'art d'extreme orient,</text:span> pavillon chinois et tour japonaise (appartient aussi aux musées royaux d'art et d'histoire). Peut rentrer dans la tour avec tunnel sous Jardin du Roi</text:p>
      <text:p text:style-name="P2"/>
      <text:p text:style-name="P2">Bruxelles est constituée de 19 communes, et chacune a au moins un musée. </text:p>
      <text:p text:style-name="P2"/>
      <text:p text:style-name="P2"><text:span text:style-name="T3">Musée d'Ixelles</text:span>, plus grande collection d'affiche de Toulouse Lautrec. Pas montrées en permanence. </text:p>
      <text:p text:style-name="P2"/>
      <text:p text:style-name="P2"><text:span text:style-name="T3">Bibliotheca Wittockiana</text:span>, Wholué Saint-Pierre.</text:p>
      <text:p text:style-name="P2"/>
      <text:p text:style-name="P2"><text:span text:style-name="T3">Mima,</text:span> Molenbeek. Musée du Street Art.</text:p>
      <text:p text:style-name="P2"/>
      <text:p text:style-name="P4">Retour sur les musées de collectionneurs, focus sur trois musées / jardin</text:p>
      <text:p text:style-name="P4"/>
      <text:p text:style-name="P2">Particularité : Musée et jardin</text:p>
      <text:p text:style-name="P2"/>
      <text:p text:style-name="P2"/>
      <text:p text:style-name="P2"/>
      <text:p text:style-name="P2"/>
      <text:p text:style-name="P15">Brésil</text:p>
      <text:p text:style-name="P2"/>
      <text:p text:style-name="P4">Musée Inhotim</text:p>
      <text:p text:style-name="P2"/>
      <text:p text:style-name="P2">Bernardo Paz, fortune liée a l'exploitation de fer. 1 000 hectares dont 110 hectares ouverts au public. Un pavillon pour une oeuvre. La construction du pavillon est décidée avec l'artiste.</text:p>
      <text:p text:style-name="P2"/>
      <text:p text:style-name="P2">--</text:p>
      <text:p text:style-name="P2"/>
      <text:p text:style-name="P4">Wallonie</text:p>
      <text:p text:style-name="P2"/>
      <text:p text:style-name="P2">Liège</text:p>
      <text:p text:style-name="P2"/>
      <text:p text:style-name="P2"><text:span text:style-name="T3">Mamac</text:span> (musée de la Boverie). Oeuvres de Soll Lewitt, une annexe par l'architecte Rudy Riccioti. </text:p>
      <text:p text:style-name="P2"/>
      <text:p text:style-name="P2"><text:span text:style-name="T3">Le Grand Curtius, </text:span>association de plusieurs bâtiments de musée.</text:p>
      <text:p text:style-name="P2"/>
      <text:p text:style-name="P2">Mons</text:p>
      <text:p text:style-name="P2"/>
      <text:p text:style-name="P2"><text:span text:style-name="T3">Bam </text:span>(en relation avec l'école). Ne possède pas de « conservateur », pas de directeur de musée (tous les musées de Mons ont un seul directeur).</text:p>
      <text:p text:style-name="P2"/>
      <text:p text:style-name="P2">Hornu</text:p>
      <text:p text:style-name="P2"/>
      <text:p text:style-name="P2"><text:span text:style-name="T3">Mac's</text:span>, au site du grand Hornu. Endroit drôlement choisi, mais idée de rassembler aspects touristiques. Laurent Busine est le fondateur, avant il dirigeait le Palais des Beaux Art de Charleroi. Aujourd'hui, Denis Gielen est devenu le nouveau directeur du Mac's. Il est fils d'un grand collectionneur. </text:p>
      <text:p text:style-name="P2"/>
      <text:p text:style-name="P2">Charleroi</text:p>
      <text:p text:style-name="P2"/>
      <text:p text:style-name="P4">palais des beaux-arts</text:p>
      <text:p text:style-name="P2"/>
      <text:p text:style-name="P2"><text:span text:style-name="T3">Musée de la photographie,</text:span> créé par George Vercheval et maintenant dirigé par Xavier Canonne. Plus grand musée de la photo (en terme d'espace) d’Europe, avec une annexe de « Pierre Ebling » (comme pour le Mac's).</text:p>
      <text:p text:style-name="P2"/>
      <text:p text:style-name="P2"><text:span text:style-name="T3">BPS22</text:span> musée de la province de Hainaut. (collection dans le Hainaut avec la meilleur collection des arts contemporain). Pierre Olivier Rollin est le directeur.</text:p>
      <text:p text:style-name="P2"/>
      <text:p text:style-name="P2">Tournai</text:p>
      <text:p text:style-name="P2"/>
      <text:p text:style-name="P2"><text:span text:style-name="T3">Musée des beaux-arts</text:span>. Célèbre dans le monde pour un duo de tableau d'E. Manet. Ça donne une grande puissance au musée. Bientôt une nouvelle extension du musée. Le musée des beaux art par a été fait par Horta, avec beaucoup de baies vitrées.</text:p>
      <text:p text:style-name="P16">En Flandre</text:p>
      <text:p text:style-name="P4"/>
      <text:p text:style-name="P2">(notoriétés mondiales)</text:p>
      <text:p text:style-name="P2"/>
      <text:p text:style-name="P2">Gand</text:p>
      <text:p text:style-name="P2"/>
      <text:p text:style-name="P2"><text:span text:style-name="T3">Museum voor Schone Kunsten </text:span>(musée des beaux-arts), dans Citadelpark a Gand. Jan Hoet a été directeur du musée, a partir des années 70. Il est un « flamand célèbre », une star locale. Il été enfant de collectionneur, et a été mis a ce poste par la demande de son père, bien placé. Il s'est révélé hyperactif, et a voulu mettre de l'art contemporain. Sans le savoir, il a acheté des chef d'oeuvres de l'art contemporain. Il a demandé pour avoir un vieux casino en face du musée, mais ça a été refusé alors il a fait du chantage avec le bourgmestre et a eu le bâtiment. Apres lui, un texan (Peter Doroshenko) a pris la place de directeur mais a été remercié 2 ans après, a cause de son caractère. Philippe Van Cauteren a repris la direction.</text:p>
      <text:p text:style-name="P2"/>
      <text:p text:style-name="P4">Musée Roger-Raveel</text:p>
      <text:p text:style-name="P2">« pop art belge » Gand</text:p>
      <text:p text:style-name="P2"/>
      <text:p text:style-name="P2"><text:span text:style-name="T3">Musée Dhondt Dhaenens</text:span>, a Deurle</text:p>
      <text:p text:style-name="P2">tres bonne programmation.</text:p>
      <text:p text:style-name="P2"/>
      <text:p text:style-name="P2">Anvers</text:p>
      <text:p text:style-name="P2"/>
      <text:p text:style-name="P2"><text:span text:style-name="T3">musée royaux des beaux-arts d'Anvers.</text:span> A proximité du <text:span text:style-name="T3">musée d'art contemporain le Mukha</text:span></text:p>
      <text:p text:style-name="P2"/>
      <text:p text:style-name="P2"><text:span text:style-name="T3">Mukha</text:span>, créé quand Anvers a été élue capital culturelle. </text:p>
      <text:p text:style-name="P2"/>
      <text:p text:style-name="P4">Museum Aan de Stroom</text:p>
      <text:p text:style-name="P2"/>
      <text:p text:style-name="P2"><text:span text:style-name="T3">Momu</text:span> (musée de la mode)</text:p>
      <text:p text:style-name="P2"><text:line-break/>Musée de sculpture d'Anvers, le <text:span text:style-name="T3">Middelheim, musée-parc</text:span></text:p>
      <text:p text:style-name="P2"/>
      <text:p text:style-name="P2">Louvain</text:p>
      <text:p text:style-name="P2"/>
      <text:p text:style-name="P2"><text:span text:style-name="T3">le M</text:span>, musée d'art ancien et contemporain. L'art contemporain est toujours fait par expo temporaire.</text:p>
      <text:p text:style-name="P16">Quelques uns des plus grands musées du monde</text:p>
      <text:p text:style-name="P2"/>
      <text:p text:style-name="P2">L'Ermitage, Saint-Petersbourg</text:p>
      <text:p text:style-name="P2"/>
      <text:p text:style-name="P2">Le Louvre, Paris</text:p>
      <text:p text:style-name="P2"/>
      <text:p text:style-name="P2">British Museum, Londres</text:p>
      <text:p text:style-name="P2"/>
      <text:p text:style-name="P2">Kunsthistorisches Museum, Vienne</text:p>
      <text:p text:style-name="P2"/>
      <text:p text:style-name="P2">Alte et Neue Pinakothek + Pinakothek der Modern, Munich</text:p>
      <text:p text:style-name="P2"/>
      <text:p text:style-name="P2">Rijksmuseum, Amsterdam</text:p>
      <text:p text:style-name="P2"/>
      <text:p text:style-name="P2">Galerie des offices, Florence</text:p>
      <text:p text:style-name="P2"/>
      <text:p text:style-name="P2">Musée du Prado, Madrid</text:p>
      <text:p text:style-name="P2"/>
      <text:p text:style-name="P2">Tate Britain, Londres</text:p>
      <text:p text:style-name="P2"/>
      <text:p text:style-name="P2">Tate Modern, Londres</text:p>
      <text:p text:style-name="P2"/>
      <text:p text:style-name="P4">Grand musées d'art contemporain / modernes</text:p>
      <text:p text:style-name="P2"/>
      <text:p text:style-name="P2">Moma, New York</text:p>
      <text:p text:style-name="P2"/>
      <text:p text:style-name="P2">K20 (art moderne), K21(contemporain), Dusseldorf</text:p>
      <text:p text:style-name="P2"/>
      <text:p text:style-name="P2">Hamburger bahnof, Berlin</text:p>
      <text:p text:style-name="P2"/>
      <text:p text:style-name="P2">Boijmans van beuningen, Rotterdam</text:p>
      <text:p text:style-name="P2"/>
      <text:p text:style-name="P2">« Steijdelk », Amsterdam</text:p>
      <text:p text:style-name="P2"/>
      <text:p text:style-name="P2">« Van Abben », Eidhoven</text:p>
      <text:p text:style-name="P2"/>
      <text:p text:style-name="P2">Mudam, Luxembourg</text:p>
      <text:p text:style-name="P2"/>
      <text:p text:style-name="P2">Kunstmuseum Basel, Suisse</text:p>
      <text:p text:style-name="P16">La politique des filiales des musées</text:p>
      <text:p text:style-name="P2"/>
      <text:p text:style-name="P2"><text:span text:style-name="T3">Musée Guggenheim</text:span>, de New York</text:p>
      <text:p text:style-name="P2">Solomon Guggenheim. Il existe dans le monde d'autres Guggenheim, en Espagne, a Venise (le Peggy Guggenheim). Peggy frisait la nymphomanie, et a couché avec plein d'artistes, elle s'affirme comme femme libre. Elle a été la premiere a afficher du Pollock. Le bâtiment de son musée est une sorte de palais incomplet sur un des canaux principaux de Venise.</text:p>
      <text:p text:style-name="P2"/>
      <text:p text:style-name="P2">C'est avec Thomas Krens que la fondation Guggenheim va augmenter ses succursales. Guggenheim Rio, le projet n'a jamais vu le jour, mélange entre musée et espace de loisir, projet trop grand, (...). Il va donc essayer en Europe, en vendant « une licence Guggenheim ». Bilbao, Espagne. Zone industrielle, avec soucis économiques (comme Charleroi). Geste architectural fort qui deviendra un symbole pour la ville, comme l'Opéra de Sydney. Le Guggenheim propose Frank O'Gerhry comme architecte, pour Bilbao. Cet architecte fait du déconstructivisme. Le musée est positionné sur le bord du canal. Le coup est énorme, 150 millions pour le bâtiment, 30 millions pour les oeuvres, 10 millions pour marque Guggenheim, 190M au total, dans une ville avec des problèmes... mais ça a marché, la ville est devenue une ville très importante pour les city trips. 1,5 milliard de retombée économique (bénéfices) sur la ville. Et avec les bénéfices le musée a pu acheter d'autres oeuvres. Depuis, on appelle ça l'effet Bilbao. Le chômage est passé de 20% a 4. Depuis, plusieurs autres bâtiments ont été modernisés, comme le Metro, l’aéroport.</text:p>
      <text:p text:style-name="P2"/>
      <text:p text:style-name="P4">Guggenheim de Berlin</text:p>
      <text:p text:style-name="P2">Aujourd'hui n'est plus un Guggenheim, car il a été présenté comme un musée Guggenheim mais bâtiment pré-existant. Echec dans ce cas.</text:p>
      <text:p text:style-name="P2"/>
      <text:p text:style-name="P2"><text:span text:style-name="T3">Autre échec, Guggenheim a Las Vegas</text:span>. Les gens ne vont généralement pas a Las Vegas pour aller dans un musée... Il est passé de 7000m2 a 700m2, quelques mois apres.</text:p>
      <text:p text:style-name="P2"/>
      <text:p text:style-name="P2"><text:span text:style-name="T3">Guggenheim de Vilnius</text:span> pour capital européenne 2009, toujours rien actuellement. <text:span text:style-name="T3">Zaha Hadid</text:span> comme architecte (starchitecte).</text:p>
      <text:p text:style-name="P2"/>
      <text:p text:style-name="P2">2017, un <text:span text:style-name="T3">Guggenheim va ouvrir a Abou Dhabi</text:span></text:p>
      <text:p text:style-name="P2"/>
      <text:p text:style-name="P4">Le cas d'Abou Dhabi</text:p>
      <text:p text:style-name="P2"/>
      <text:p text:style-name="P2">politique économique : ils sont riches, très riches. Leur richesse vient du pétrole, mais il n' est pas illimité et donc quoi après ? Abou Dhabi et Dubai vont choisir chacun une solution différente. Dubai : Iles, énormes hôtels. Pari touristique, de luxe. A Abou Dhabi, pari de la culture et de l'intelligence avec écoles, <text:span text:style-name="T3">antennes universitaires et musées (5)</text:span>. Donc, <text:span text:style-name="T3">musée de la Marine, musée d'art et d'histoire, musée de la performance, musée d'art co et musée de prestige</text:span>, d'hda. <text:span text:style-name="T3">Avec 5 starchitectes</text:span> (voir les noms), et ils vont ouvrir plus ou moins en même temps. Guggenheim, Louvre (750 millions pour la marque et savoir faire), Centre de performance et théâtre, musée Maritime, musée Islamique, d'art. </text:p>
      <text:p text:style-name="P2"/>
      <text:p text:style-name="P2">Grace a cet argent, le Louvre (fr) a pu ouvrir une autre antenne en fr, a Lens. Il a pu aussi developper un vrai espace pour l'art de l'islam, dans une court couverte.</text:p>
      <text:p text:style-name="P2"/>
      <text:p text:style-name="P16">Le musée Ludwig, Cologne.</text:p>
      <text:p text:style-name="P2">Peter Ludwig. Il a fait un doctorat sur Picasso. Il achetait beaucoup.</text:p>
      <text:p text:style-name="P2"/>
      <text:p text:style-name="P2">Aussi un Ludwig a Aix-la-chapelle, Vienne, Budapest.</text:p>
      <text:p text:style-name="P2"/>
      <text:p text:style-name="P4">Origine de la relation geste architecte/musée</text:p>
      <text:p text:style-name="P4"/>
      <text:p text:style-name="P2">George Pompidou, ancien président de la république. Place de l'art central dans la vie de George et claude, son épouse. Il a détruit les anciennes Halles pour y construire un musée d'art moderne (centre Beaubourg). Pour que les gens aient envie d'y aller, il a fait une Bibliothèque publique + une autre bibliothèque + centre création industrielle + cinéma +atelier Brancusi. 681 projets architecturaux proposés. Deux architectes inconnus seront pris, ils n'ont pris que la moitié de l'espace et mettre un espace publique en face.</text:p>
      <text:p text:style-name="P2"/>
      <text:p text:style-name="P2">Un des bureaux de l'Elysée fait par Yaacov Agam, mais George va mourir avant la fin du projet, le 2 avril 1974. Certaines décisions qu'il a prit peuvent être rejouée par ses successeurs. Le 31 janvier 1977, Valery Giscard d'Estaing succedera, il déteste le bâtiment Pompidou, mais Madame Pompidou a influencé pour le garder. Il va l'inaugurer malgré le fait qu'il le déteste. Il est une des institutions culturelles leader dans le monde visuel, grande popularité de la bibliothèque publique. </text:p>
      <text:p text:style-name="P2"/>
      <text:p text:style-name="P2"><text:span text:style-name="T3">Volonté d'expansion du site</text:span>, car 30 ans et 60 000 oeuvres (dont 6 000 oeuvres montrées). Dans un premier temps, ils ferment l’hypothèse d'ouvrir un centre a l'étranger. Ils songent au nord de la France, qui est déjà très (trop) riche en musées. Ils iront plus vers le Nord Est, a Metz. Pourquoi ? Car ville de moyenne importante et ville pivot, a la croisée de plusieurs frontières. En tant que tel il ne s'agit pas d'un musée, plus un centre d'art, une sorte antenne du centre pompidou.</text:p>
      <text:p text:style-name="P2"/>
      <text:p text:style-name="P2">Les architectes se battent pour avoir la possibilité de construire des musées.</text:p>
      <text:p text:style-name="P2"/>
      <text:p text:style-name="P2">Propositions :</text:p>
      <text:p text:style-name="P2">Dominique Perrraut, ... , Herzog et de Meuron, .. Shigeru Ban va gagner le concours.</text:p>
      <text:p text:style-name="P2">Placé pas très loin d'une gare, mais a l'opposé de la ville. En terme de musée, il faut faire fabriquer de nouvelles cloisons car l'architecture le demande. Le site a été reconverti, des magasins et des bâtiments sont apparus autour. Couts : 80 millions d'euros (aménagement et bâtiment), mais 10-15 millions d'euros par an pour des frais de fonctionnement. Projet au rez de chaussée d'oeuvres semi-permanentes de très grand format. C'est Laurent Le Bon va diriger, de 2010 a 2014. Maintenant il dirige le musée Picasso à Paris et Emma Lavigne le remplace.</text:p>
      <text:p text:style-name="P2"/>
      <text:p text:style-name="P2">Aussi : </text:p>
      <text:p text:style-name="P2"/>
      <text:p text:style-name="P2">Centre Pompidou nomade. Structure qui irait de ville en ville pour montrer des oeuvres. Structuralement parlant, esthétique du cirque, ainsi les gens ne sont pas trop impressionnés. Ils viennent dans une ville a la demande de la municipalité de la ville. Espace relativement petit. Les oeuvres (une quinzaine) étaient dans des caissons a une certaine température.</text:p>
      <text:p text:style-name="P15"><text:span text:style-name="T3">Centre George Pompidou Malaga</text:span> (Espagne)</text:p>
      <text:p text:style-name="P2">Partenariat avec le centre Pompidou, projet en phase de test.</text:p>
      <text:p text:style-name="P2"/>
      <text:p text:style-name="P2">Ancien garage Citroen de Bruxelles, 16500m2, c'est gigantesque. Pour le moment, étude de faisabilité de l'arrivée du Centre Pompidou en Belgique.</text:p>
      <text:p text:style-name="P2"/>
      <text:p text:style-name="P4">Musées et Nomadisme</text:p>
      <text:p text:style-name="P4"/>
      <text:p text:style-name="P2">Dans des aéroports par exemple, car les gens attendent beaucoup. </text:p>
      <text:p text:style-name="P2">Antenne du Riyksmuseum a l'aéroport d'Amesterdam. </text:p>
      <text:p text:style-name="P2">Espace Musée (aéroport de Roissy)</text:p>
      <text:p text:style-name="P2"/>
      <text:p text:style-name="P4">Musées qui réhabilitent des espaces</text:p>
      <text:p text:style-name="P4"/>
      <text:p text:style-name="P4">Castello de Rivoli à Turin</text:p>
      <text:p text:style-name="P2">Château de la renaissance complété d'une aile.</text:p>
      <text:p text:style-name="P2"/>
      <text:p text:style-name="P4">Château de Oiron</text:p>
      <text:p text:style-name="P2"/>
      <text:p text:style-name="P4">Gare d'Orsay de Paris</text:p>
      <text:p text:style-name="P2">gare abandonnée après la guerre. Valery Giscard d'Estaing lancera le projet pour le transformer en musée (notamment pour l’impressionnisme, l'art du 19eme) mais ne sera pas réélu et donc Mittérrand l'inaugurera. C'est une architecte d'interieur qui a imaginé le système intérieur, <text:span text:style-name="T3">Gae Aulenti</text:span>. François Mittérrand avait une maitresse, madame Pingeot, qui se trouve être conservatrice d'un des départements.</text:p>
      <text:p text:style-name="P2"/>
      <text:p text:style-name="P4">Hamburger Bahnhof à Berlin</text:p>
      <text:p text:style-name="P2">dans ancienne gare</text:p>
      <text:p text:style-name="P2"/>
      <text:p text:style-name="P2"><text:span text:style-name="T3">Le MUS</text:span> (musée d'histoire Urbaine et sociale de Suresnes)</text:p>
      <text:p text:style-name="P2">a partir d'une ancienne gare. Comme ci la gare était enclavée dans un ilot de béton.</text:p>
      <text:p text:style-name="P2"/>
      <text:p text:style-name="P4">Gare de Schaerbeek devient Train World</text:p>
      <text:p text:style-name="P2"/>
      <text:p text:style-name="P2">Autre que gare, les entrepôts</text:p>
      <text:p text:style-name="P2"/>
      <text:p text:style-name="P2"><text:span text:style-name="T3">CAPC Bordeaux</text:span> (musée d'art co), ancien entrepôts Lainés</text:p>
      <text:p text:style-name="P2">Lieux très industriel mais aussi presque cathédral. Très grand, pouvant accueillir de grandes oeuvres.</text:p>
      <text:p text:style-name="P2"/>
      <text:p text:style-name="P4"/>
      <text:p text:style-name="P16">Politique culturelle : La culture comme outil politique</text:p>
      <text:p text:style-name="P4"/>
      <text:p text:style-name="P2">François Mittérrand a vite compris le lien entre la culture et le politique. Les réalisations architecturales « posent » le règne de qql'un. Il va faire ce qu'on appelle « les grand travaux ».<text:span text:style-name="T3"> L'Architecte Pei </text:span>(pyramide du Louvre), décide de ces travaux d'infrastructures. En terme symbolique c'est assez particulier. Parmi les grands travaux, l'arche de la défense, la bibliothèque nationale de France (<text:span text:style-name="T3">Dominique Pernaut est l'architecte</text:span>).</text:p>
      <text:p text:style-name="P2"/>
      <text:p text:style-name="P2">Tradition en France, quand un President cesse son mandat, l'ensemble des cadeaux qu'il reçoit pendant son mandat est regroupé dans un musée. Donc, musée François Mittérrand, musée du [quaibranli] (il est grand fan de l'art premier japonais), l'architecte est Jean Nouvel et musée Jacques Chirac. Pour Nicolas Sarkozy, a voulu faire musée histoire de France mais pas fait. Il n'a pas construit de musée mais a maintenant certaines institutions. Il a un peu menti au sujet du centre Pompidou (accords sous Jacques Chirac) et se félicite d'avoir eu l'idée... </text:p>
      <text:p text:style-name="P2"/>
      <text:p text:style-name="P4">Quelques exemples de Ministre de la Culture en France</text:p>
      <text:p text:style-name="P2"/>
      <text:p text:style-name="P2">Premier : André Malraux (sous George Pompidou), écrivain. Il a créé « les maisons de la culture ».</text:p>
      <text:p text:style-name="P2"/>
      <text:p text:style-name="P2">Sous Valéry Giscard D'Estaing : Alain Peyrefitte</text:p>
      <text:p text:style-name="P2">Aussi, Françoise Giroux ministre de la culture (premiere femme a ce poste).</text:p>
      <text:p text:style-name="P2"/>
      <text:p text:style-name="P2">Puis, sous Mittérrand,</text:p>
      <text:p text:style-name="P2"><text:span text:style-name="T3">Jack Lang, a inventé plusieurs choses, dont les Fracs</text:span> (fronts régionaux d'art contemporain) et la fête de la musique.</text:p>
      <text:p text:style-name="P2"/>
      <text:p text:style-name="P2">Sous Nicolas Sarkozy,</text:p>
      <text:p text:style-name="P2">Fréderic Mitterrand, neveux de François.</text:p>
      <text:p text:style-name="P2"/>
      <text:p text:style-name="P2">Sous François Hollande,</text:p>
      <text:p text:style-name="P2">3 ministres de la culture, Aurélie Filippetti, Fleur Pellerin, Audrey Azoulay (elle vient du monde du cinéma).</text:p>
      <text:p text:style-name="P2"/>
      <text:p text:style-name="P2">En Belgique ?</text:p>
      <text:p text:style-name="P2"/>
      <text:p text:style-name="P2">Poste très accessoire, lié aux communautés. Anciennement, Joelle Milquet (CDH), ministre de la culture et enseignement (très gros poste). Équivalent Flamand, Sven Gatz (Open VLD). Le niveau Belge n'a pas de représentant fédéral, mais il faut quelqu'un qui réfléchisse aux musée et donc... 2 ministres. Fonds de bâtiments : Didier Reynders (MR) et Elke Sleurs(NVA) pour politique scientifique.</text:p>
      <text:p text:style-name="P2"/>
      <text:p text:style-name="P4"/>
      <text:p text:style-name="P16">La structure politique en Belgique</text:p>
      <text:p text:style-name="P4"/>
      <text:p text:style-name="P2">État Fédéral, état unique divisé en 3, puis en 10 (provinces) puis en communes. Normalement les régions n'ont aucune implications dans la culture. Ce sont les communautés (fédération Wallonie-Bruxelles) qui gèrent. La province du Hainaut aide aussi les artistes. Les communes aussi peuvent aider.</text:p>
      <text:p text:style-name="P2"/>
      <text:p text:style-name="P4">Musées, enjeux de la création de nouvelles formes architecturales</text:p>
      <text:p text:style-name="P4"/>
      <text:p text:style-name="P2">L'hégémonie des starchitectes. Plusieurs de leurs créations sont dans le cours.</text:p>
      <text:p text:style-name="P2"/>
      <text:p text:style-name="P2"><text:span text:style-name="T3">Zaha Hadid</text:span> (1950-2016) Irak / GB</text:p>
      <text:p text:style-name="P2"/>
      <text:p text:style-name="P2">architecture de flux, de mouvements. Elle arrivait toujours deuxième aux concours, car projets souvent irréalisables. L'architecture prend le dessus. Elle a réalisé, notamment : </text:p>
      <text:p text:style-name="P2">Broad Art Museum a East Lansing dans le Michigan</text:p>
      <text:p text:style-name="P2">Heydar Aliyev Cultural Centre a Astana (Azerbaïdjan)</text:p>
      <text:p text:style-name="P2">Maxxi, a Rome</text:p>
      <text:p text:style-name="P2"/>
      <text:p text:style-name="P2"><text:span text:style-name="T3">Tandao Ando</text:span> (1941-) Jap</text:p>
      <text:p text:style-name="P2"/>
      <text:p text:style-name="P2">Utiliser le béton et le verre, jeu sur espace visible et invisible (ex avec batiments souterrains, cachés).</text:p>
      <text:p text:style-name="P2">Musée Chicu a Naoshima, Japon (musée sous terrain)</text:p>
      <text:p text:style-name="P2">Musée d'Art Moderne de Fort Worth (plans d'eau)</text:p>
      <text:p text:style-name="P2"/>
      <text:p text:style-name="P4">Daniel Libeskind <text:span text:style-name="T5">(1946-) Pol/Usa</text:span></text:p>
      <text:p text:style-name="P2"/>
      <text:p text:style-name="P2">Acteur de l'architecture déconstructiviste.</text:p>
      <text:p text:style-name="P2">Centre des Congrés a Mons</text:p>
      <text:p text:style-name="P2">Musée Juif de Berlin</text:p>
      <text:p text:style-name="P2">Musée d'histoire militaire de Dresde (extension de musée)</text:p>
      <text:p text:style-name="P2">Musée Royal d'Ontario Toronto (extension)</text:p>
      <text:p text:style-name="P2"/>
      <text:p text:style-name="P2"><text:span text:style-name="T3">Rem Koolhaas</text:span> (OMA) (1944) PB</text:p>
      <text:p text:style-name="P2"/>
      <text:p text:style-name="P2">Architecte et urbaniste, il pense la ville de manière globale. </text:p>
      <text:p text:style-name="P2">Extension du musée de Perth, Australie</text:p>
      <text:p text:style-name="P2">Musée national des beaux arts de Quebec (extension)</text:p>
      <text:p text:style-name="P2"/>
      <text:p text:style-name="P2"><text:span text:style-name="T3">Jean Nouvel</text:span> (1945) FR</text:p>
      <text:p text:style-name="P2"/>
      <text:p text:style-name="P2">maquette du musée de Doha au Qatar, etc</text:p>
      <text:p text:style-name="P2"/>
      <text:p text:style-name="P2">Duo suisse<text:span text:style-name="T3"> Herzog et de Meuron</text:span></text:p>
      <text:p text:style-name="P4"/>
      <text:p text:style-name="P2">La Tate, Londres</text:p>
      <text:p text:style-name="P2">Parrish Art Museum</text:p>
      <text:p text:style-name="P2">De Young Museum, San Francisco</text:p>
      <text:p text:style-name="P15">Nouvelles constructions :</text:p>
      <text:p text:style-name="P2"/>
      <text:p text:style-name="P4">Oscar Niemeyer</text:p>
      <text:p text:style-name="P2">Niteroi Contemporany Art Museum, Brésil</text:p>
      <text:p text:style-name="P2"/>
      <text:p text:style-name="P2"><text:span text:style-name="T3">Querkraft</text:span> (bureau d'architectes)</text:p>
      <text:p text:style-name="P2">Musée Liaunig a NeuHaus, Autriche, 2010</text:p>
      <text:p text:style-name="P2"/>
      <text:p text:style-name="P4">Peter Cook et Colin Fournier</text:p>
      <text:p text:style-name="P2">Kunsthaus de Graz</text:p>
      <text:p text:style-name="P2"/>
      <text:p text:style-name="P2"><text:span text:style-name="T3">Sanna</text:span> (bureau architectes)</text:p>
      <text:p text:style-name="P2">New Museum de New York, 2007</text:p>
      <text:p text:style-name="P2"/>
      <text:p text:style-name="P4">Santiago Calatrava<text:span text:style-name="T5"> </text:span></text:p>
      <text:p text:style-name="P2">Musée des scuences Principe Felipe, Valence</text:p>
      <text:p text:style-name="P2"/>
      <text:p text:style-name="P4">Rudy Riccioti</text:p>
      <text:p text:style-name="P2">MUCEM a Marseille</text:p>
      <text:p text:style-name="P2"/>
      <text:p text:style-name="P4">Ovo Grabczewscy Architekci</text:p>
      <text:p text:style-name="P2">Musée du feu de Zory, Pologne</text:p>
      <text:p text:style-name="P2"/>
      <text:p text:style-name="P2">Musées d'entreprises =&gt; beaucoup de constructions, autour de la marque. Les marques automobiles le font souvent :</text:p>
      <text:p text:style-name="P2"/>
      <text:p text:style-name="P2">Musée Porsche a Stuttgart, par studio Delugan Meissl</text:p>
      <text:p text:style-name="P2">Musée Mercedes-Benz a Stuttgart, par Unstudio</text:p>
      <text:p text:style-name="P2">Musée BMWm a Munich</text:p>
      <text:p text:style-name="P2"/>
      <text:p text:style-name="P2">Certains artistes se font construire des musées, ex avec Musée Soulages, Rodez, Agence RCR.</text:p>
      <text:p text:style-name="P2"/>
      <text:p text:style-name="P4">Services Pédagogiques des musées</text:p>
      <text:p text:style-name="P4"/>
      <text:p text:style-name="P2">Visites guidées, pour tous et beaucoup pour les personnes avec des handicaps (sourds, aveugles, etc). Ex au Prado, Madrid, galerie pour aveugles.</text:p>
      <text:p text:style-name="P2"/>
      <text:p text:style-name="P2">Différents types de visiteurs d'expositions :</text:p>
      <text:p text:style-name="P2"/>
      <text:p text:style-name="P2">4 catégories, par nom d'animaux en fonction de leur déplacement.</text:p>
      <text:p text:style-name="P2"/>
      <text:p text:style-name="P7">Visiteur fourmi, <text:span text:style-name="T6">il fait tout, il va voir avec grande méthode toutes les oeuvres.</text:span></text:p>
      <text:p text:style-name="P7">Visiteur papillons<text:span text:style-name="T6">, il va papillonner, passer de l'un a l'autre, revenir sur des oeuvres ou autre, sans vrai ordre et peu rater des choses</text:span></text:p>
      <text:p text:style-name="P7">Visiteur sauterelles, <text:span text:style-name="T6">va d'un point a l'autre d'une salle en manquant plein de chose</text:span></text:p>
      <text:p text:style-name="P7">Visiteur Poisson<text:span text:style-name="T6">, voyage de salle en salle sans vraiment regarder les oeuvres</text:span></text:p>
      <text:p text:style-name="P2"/>
      <text:p text:style-name="P15">Beaucoup d'interdictions dans les musées (bruits, manger, flash...)</text:p>
      <text:p text:style-name="P2"/>
      <text:p text:style-name="P2">Certains artistes s'en joue, ex avec Jean-Luc Godart et le pari de faire le Louvre en 9min</text:p>
      <text:p text:style-name="P2">Mario Garcia Torres a repris cette idée. </text:p>
      <text:p text:style-name="P2">Martin Creed, invité a la Tate, <text:s/>en 2008 il imagine une oeuvre performance, il demande a des coureurs olympiques de s'entrainer dans les couloirs du musée.</text:p>
      <text:p text:style-name="P2"/>
      <text:p text:style-name="P2">Pratique de selfie dangereuse...Mais tellement développé qu'un musée a ouvert pour permettre de prendre des selfies (plutôt photographies intégrées), « Art in Island ».</text:p>
      <text:p text:style-name="P2"/>
      <text:p text:style-name="P2">Dans les musées on peut de moins en moins dessiner, « pour des raisons de sécurités ».</text:p>
      <text:p text:style-name="P2"/>
      <text:p text:style-name="P2"><text:span text:style-name="T3">Syndrome de Stendhal</text:span>, réponse émotionnelle face a une oeuvre (destruction de l'oeuvre). Une artiste a embrassé une toile blanche et a laissé une trace de rouge a levre.</text:p>
      <text:p text:style-name="P2"/>
      <text:p text:style-name="P2">Le cartel, premiere ligne pédagogique.</text:p>
      <text:p text:style-name="P2"/>
      <text:p text:style-name="P2">Invention très récente, par Alfred H. Barr (1902-1985) USA -&gt; usage systématique</text:p>
      <text:p text:style-name="P2"/>
      <text:p text:style-name="P2">Contenu : Prénom, NOM, date de naissance et pays, nom de l'oeuvre, année de production, matériaux, numéro d'inventaire.</text:p>
      <text:p text:style-name="P2"/>
      <text:p text:style-name="P2">L'artiste peut intervenir avec le cartel aussi.</text:p>
      <text:p text:style-name="P2"/>
      <text:p text:style-name="P4">L'artiste en critique du musée</text:p>
      <text:p text:style-name="P2"/>
      <text:p text:style-name="P4">Wesley Meuris (1977- ) BE</text:p>
      <text:p text:style-name="P2">Développe un travail autour des formes de présentation des objets. C'est-a-dire la notion du socle, de vitrines... </text:p>
      <text:p text:style-name="P2">Maquette de vitrine, ressemble a un cage, lien avec les vitrines de zoo. Il a répertorié toutes les modalités de présentation des animaux dans les zoo, analyse très scientifique, tres rigoureuse. Découle de la d'autres vitrines (zoo et musée), et va créer une fausse agence liée a la recherche, une fausse banque de donnée (fichiers papier). Meubles boites a fiches mais sans accès. Il y aurait une fiche avec les plus grand artistes du monde, mais on ne peut pas savoir car pas accès (fiction). Un collectionneur lui a proposé de créer le mobilier pour présenter les oeuvres du collectionneur, il s' inspire des espaces de stockage.</text:p>
      <text:p text:style-name="P2"/>
      <text:p text:style-name="P2">Il a inventé une association internationale, avec centre de recherche et archivage. Il dessine les plans du bâtiments (fiction). Plans et dessins techniques, sans objets réels.</text:p>
      <text:p text:style-name="P2"/>
      <text:p text:style-name="P2">Toujours idée de mensonge, espace architectural pour archive, a Borgloon (flandre).</text:p>
      <text:p text:style-name="P2"/>
      <text:p text:style-name="P2">Il a créé des sortes d'affiches qui annonçait des foires d'art mais fonctionnant sur des questions d'entreprises (images d'hangar, ...).</text:p>
      <text:p text:style-name="P2"/>
      <text:p text:style-name="P2">Caissons vitrines dans lesquelles sont posés des objets quotidiens (gommes crayons, carnets, cartes de visites mais fausses, noms de fausses personnes...).</text:p>
      <text:p text:style-name="P16">Andrea Fraser (1965- ) USA</text:p>
      <text:p text:style-name="P2">performeuse américaine, fait connaitre pour des vidéos de visites guidées d'institutions. Habillée dans tenue stricte, guide conférencier, appliquée mais ce qu'elle explique n'a aucun sens (présente la fontaine a eaux au lieu d'une oeuvre). Utilise une figure et la transforme. </text:p>
      <text:p text:style-name="P2"/>
      <text:p text:style-name="P2">Accueil le public, discours d'ouverture et est habillée très stricte. Progressivement elle se déshabille (Ex Centre Pompidou 2009).</text:p>
      <text:p text:style-name="P2"/>
      <text:p text:style-name="P2">Au Guggenheim de Bilbao, elle voulait faire une oeuvre par rapport au Guggenheim. Elle a l'idée de prendre l'audio guide, et est stupéfaite d'entendre ce qu'il dit. L'audio guide met en valeur de bâtiment, de manière sexué (« caresser la sensualité de la pierre ») et donc elle va le faire, en vrai. Choix de couleur de robe (très courte) pour bien la reconnaitre même de loin. Elle marque son ravissement et caresse donc la pierre, la robe relevée. Elle critique le discours qui valorise le pouvoir masculin, l'architecte surpuissant.</text:p>
      <text:p text:style-name="P2"/>
      <text:p text:style-name="P4">Louise Lawler (1947 ) USA</text:p>
      <text:p text:style-name="P2">photographie le musées et observe les tics des conservateurs. Photos ou les oeuvres sont en cours d'accrochage, oeuvres en attentes, malmenées ou décrochage.</text:p>
      <text:p text:style-name="P2"/>
      <text:p text:style-name="P2">Proximités des oeuvres, tableaux de Warhol et Richer très proches et les cartels se touchent.</text:p>
      <text:p text:style-name="P2"/>
      <text:p text:style-name="P2">Montre comment les collectionneurs montre les oeuvres. Le collectionneur ose des choses que le musée ne ferait pas (mettre en liens certaines objets entre eux).</text:p>
      <text:p text:style-name="P2"/>
      <text:p text:style-name="P4">Hans Haacke (1936 ) ALL</text:p>
      <text:p text:style-name="P2">Approche sociologique de l'art. L'image n'a que peu d'importance par rapport au sens, très critique envers les musées qui l'invite (il crache dans la soupe). Au départ, posait des gestes qui cherchaient a montrer l'opinion du public (ex, deux urnes avec question comme « faut 'il aider le musée ? » mais faussée car comme dans musée, c' est pas ouvert).</text:p>
      <text:p text:style-name="P2"/>
      <text:p text:style-name="P2">Invité dans un musée de NY, avec un conseil d'administration. Ils ne sont pas presque tous la, ce sont juste les plus grand donateurs, sans pour autant avoir de la culture. Hans s' est demandé d'où vient leur argent et est tombé sur un ensemble de magouilles immobilières. Il a donc présenté dans le musée des photos d'immeubles considérés comme inhabitables mais loués a prix d'or pour les sans papiers. Il dénonçait donc les gens du conseil d'administration, qui a censuré l'oeuvre.</text:p>
      <text:p text:style-name="P2"/>
      <text:p text:style-name="P2">En France, centre George Pompidou. Pelle a neige, qui fait référence a Marcel Duchamp « prévision d'un bras cassé » ready made pelle a neige. Celle de Hans est cassée en deux, comme le titre du Duchamp. Autre particularité physique, elle est dorée (ramasse a la pelle, l'argent), dénonce Marcel Duchamp qui a refait ses objets avec une date antérieur pour les vendre. La plaque sur le mur « art et argent a tous les étages » est aussi une référence a Duchamp, et au bâtiment du Centre George Pompidou.</text:p>
      <text:p text:style-name="P2"/>
      <text:p text:style-name="P2"/>
      <text:p text:style-name="P15">Monsieur que Hans appelle « le maitre de la praline » (Der Praline Meister), Mr Peter Ludwig. Hans se demande comment il peut gagner autant d'argent, et va mener son enquête. Panneaux explicatifs avec une marque de groupe et photos d'entreprises et emballage, avec textes explicatifs. A l'époque, deux Allemagnes et peut pas faire de liens commerciaux, mais Ludwig fait le chocolat a l'est (profite des pauvres) pour vendre a l'ouest. C'est une expo avec ces grands panneaux, dans une galerie avec vernissage de la galerie Ludwig. Quelqu'un propose d'acheter l'expo avant le vernissage et ainsi éviter de montrer le poteau rose (censure). Le galeriste a refusé.</text:p>
      <text:p text:style-name="P2"/>
      <text:p text:style-name="P2">Autre oeuvre du centre George Pompidou, salle dans laquelle est posé un bunker en béton. Autour de la porte du bunker on voit deux panneaux, avec deux grand C. C'est le C du logo d'une marque, la marque Cartier. Aussi un texte au dessus sur un haut-vent bleu blanc rouge, « must de Rembrandt ». Rembrandt est le nom de l'entreprise a qui appartient Cartier et Total. Quand on rentre dedans on voit un grand panneau avec des moulures dorées et une photo de manifestation d'une grévé où on tire sur les manifestants. Jean-dominique Perrin, directeur de la fondation« Cartier » dit que le gouvernement ne fait rien pour la culture mais son entreprise oui et que la fondation fait mieux que les musées. La fondation Cartier dispose d'un Bunker, donc Hans y fait référence. Hans se demande pourquoi cette fondation, entreprise, fait ça pour l'art... Mais c'est juste pour se faire de la publicité (moins cher pour des événements que de la publicité classique). Comme un outil de propagande du nom de l'entreprise. Donc, critique violente de Hans envers eux. Ils ont déménagé et on fait construire le bâtiment par Jean Nouvel.</text:p>
      <text:p text:style-name="P2"/>
      <text:p text:style-name="P2">1993, Biennale de Venise sur les artistes expatriés, il a représenté l'Allemagne (même si grande partie de sa vie aux US). Créer un bâtiment donc, avec un tableau visible depuis l'entrée. Médaillon objet au dessus de la porte qui renvoi a une photo d'Adolf Hitler visitant la biennale de Venise, avec ce même médaillon au dessus de la porte. Le Médaillon est une grosse pièce « Deutsche mark », relation a Hitler et l'argent et référence aux crucifix. Comme si le nouveau dieu de l'Allemagne c'est l'argent. La cloison rouge avec la photo n'est un décors de théâtre, la pièce est ravagée, le sol est détruit, référence a la chute du mur de Berlin. Sur le mur du fond, le mot « Germania », nom de la l'Allemagne si Adolf avait conquis l'Europe.</text:p>
      <text:p text:style-name="P2"/>
      <text:p text:style-name="P2">Tableau de Hans Haacke, il a demandé a un peintre de le peindre sur base d'une série d'informations. On y voit Margareth Tatcher, premiere ministre en Angleterre. Elle est installée dignement, air hautin, comme ci elle posait, assise mais dégagée du dossier pour qu'on puisse le voir, il y a une statue de Victoria (19eme). Deux femmes de pouvoir sur la chaise donc. Dans le fond, bibliothèque avec assiettes cassées représentant les frères SAATCHI (aussi musée-galerie a Londres et entreprise de communication qui a financé la campagne publicitaire de Margareth). Apres la victoire de Margareth, SAATCHI est devenu l'entreprise principale de communication en Angleterre, avec tous des contrats (Margareth abuse de sa position). Dans le conseil d'administration de la Tate, monsieur Saatchi s'arrangeait pour savoir a l'avance qui sera exposé dans le futur pour acheter ses oeuvres avant qu'il soit plus connu et donc délit d'initié (mais autorisé en art...). Ces portraits sont sur des assiettes cassées car un des artistes préféré des Saatchi était célèbre pour des assiettes cassées.</text:p>
      <text:p text:style-name="P16">Les centres d'art</text:p>
      <text:p text:style-name="P2">différence entre centre d'art et musée ? Centre d'art ne dispose normalement pas de collection propre. </text:p>
      <text:p text:style-name="P2"/>
      <text:p text:style-name="P2">Plus célèbre centre d'art en Belgique :<text:span text:style-name="T3"> palais des beaux-arts (Bozar maintenant)</text:span></text:p>
      <text:p text:style-name="P2">Réalisation de Orta (art déco) qu'il n'a pas vu réalisé. Accueil les expos ou les produits, uniquement expositions temporaires. N'accueil pas que de l'art contemporain.</text:p>
      <text:p text:style-name="P2"/>
      <text:p text:style-name="P4">Le Wiels</text:p>
      <text:p text:style-name="P2">centre d'art contemporain, ancienne brasserie. Projet bi-communautaire (francophones et néerlandophones). Au début, concours pour faire la charte graphique.</text:p>
      <text:p text:style-name="P2"/>
      <text:p text:style-name="P4">La centrale électrique</text:p>
      <text:p text:style-name="P2">Dans une ancienne centrale électrique, centre d'art contemporain de la ville.</text:p>
      <text:p text:style-name="P2"/>
      <text:p text:style-name="P4">Argos</text:p>
      <text:p text:style-name="P2">lieu de stockage et montrer art vidéo.</text:p>
      <text:p text:style-name="P2"/>
      <text:p text:style-name="P4">Les brasseurs</text:p>
      <text:p text:style-name="P2">centre d'art a Lieges. Chaque année, programme d'expositions. References aux documents, archive.</text:p>
      <text:p text:style-name="P2"/>
      <text:p text:style-name="P4">Casinon Luxembourg</text:p>
      <text:p text:style-name="P2"/>
      <text:p text:style-name="P4">Jeu de paume</text:p>
      <text:p text:style-name="P2">Paris</text:p>
      <text:p text:style-name="P2"/>
      <text:p text:style-name="P4">Le consortium</text:p>
      <text:p text:style-name="P2">Dijon, presqu'un musée mais reste centre d'art.</text:p>
      <text:p text:style-name="P2"/>
      <text:p text:style-name="P4">FRAC (type spécifique, Français)</text:p>
      <text:p text:style-name="P2"><text:span text:style-name="T8">Fond Régional d'Art Contemporain</text:span>, créé dans les années 80 (par <text:span text:style-name="T3">Jack Lang</text:span>) pour plus grande diffusion de l'art contemporain. Principe, rassemblement d'oeuvre dans une série de régions. L'état a mis une règle toute simple, si une région met un frac, le gouvernement mettait la même somme. Donc un Frac par région. </text:p>
      <text:p text:style-name="P2"/>
      <text:p text:style-name="P4">Frac nord pas de calais</text:p>
      <text:p text:style-name="P2">plusieurs axes (2), design et art co, et focus sur l'art belge. Partenariat avec Han Nefkens, collectionneur hollandais qui achete pour mettre en pret directement dans les musées.</text:p>
      <text:p text:style-name="P2"/>
      <text:p text:style-name="P2">Frac h+f collection</text:p>
      <text:p text:style-name="P2"/>
      <text:p text:style-name="P2"><text:span text:style-name="T3">Frac Picardie</text:span>, spécialisé en dessin (toute acception du terme). Sans lieu d'exposition fixe.</text:p>
      <text:p text:style-name="P2"><text:span text:style-name="T3">Frac Lorraine,</text:span> a Meis. Collection plus axée sur les artistes femmes, et notion d'invisibilité (performances etc).</text:p>
      <text:p text:style-name="P2"><text:span text:style-name="T3">Frac Orléans</text:span>, architecture et art contemporain sur la question de l'espace.</text:p>
      <text:p text:style-name="P2"><text:span text:style-name="T3">Frac Pays de la Loire</text:span>, Craquefou, lieu propre.</text:p>
      <text:p text:style-name="P2"/>
      <text:p text:style-name="P2">Platform, site internet qui regroupe les frac</text:p>
      <text:p text:style-name="P2"/>
      <text:p text:style-name="P2"/>
      <text:p text:style-name="P2">Kunsthalle, version germanique (Autriche, Allemagne, Suisse...), plutôt espace privé.</text:p>
      <text:p text:style-name="P2"><text:soft-page-break/></text:p>
      <text:p text:style-name="P2">Kunsthalle de Dusseldorf</text:p>
      <text:p text:style-name="P2"/>
      <text:p text:style-name="P2">Kunsthalle de Basel</text:p>
      <text:p text:style-name="P2"/>
      <text:p text:style-name="P4">LES FONDATIONS </text:p>
      <text:p text:style-name="P2"/>
      <text:list xml:id="list3287676048949696383" text:style-name="L2">
        <text:list-item>
          <text:p text:style-name="P20">Terme juridique, pour personne qui cherche à valoriser sa fortune :</text:p>
        </text:list-item>
      </text:list>
      <text:p text:style-name="P2"/>
      <text:p text:style-name="P2">ex avec Fondation Antoine de Galbert. Ouvert un lieu, La maison rouge, a Paris. Maison rouge au centre du bâtiment, qui est construit tout autour. Créé une chambre d’hôtel dans laquelle il fait vivre des présentations, des performances.</text:p>
      <text:p text:style-name="P2">Fondation Salomon, famille qui a fait fortune dans l'équipement de ski. </text:p>
      <text:p text:style-name="P2">Fondation Verbeke, Anvers. Très lié art numérique et choses en transformation.</text:p>
      <text:p text:style-name="P2"/>
      <text:list xml:id="list1107931089485187195" text:style-name="L3">
        <text:list-item>
          <text:p text:style-name="P21">Fondations d'artistes :</text:p>
        </text:list-item>
      </text:list>
      <text:p text:style-name="P2"/>
      <text:p text:style-name="P2">Fondation Chinati, de Donald Judd. A acheté progressivement des bâtiments d'un même village pour créer la résidence.</text:p>
      <text:p text:style-name="P2"/>
      <text:list xml:id="list3338411958835568063" text:style-name="L4">
        <text:list-item>
          <text:p text:style-name="P23"><text:span text:style-name="T8">Fondations d'entreprises</text:span>, comme Cartier ou fondation Ricard (alcool), fondation Louis Vuitton. Des entreprises moins célèbre, comme Wurth (monde du bricolage).</text:p>
        </text:list-item>
      </text:list>
      <text:p text:style-name="P2"/>
      <text:list xml:id="list42242178" text:continue-numbering="true" text:style-name="L4">
        <text:list-item>
          <text:p text:style-name="P23"><text:span text:style-name="T8">Centres culturels</text:span>, tous les types de culture.</text:p>
        </text:list-item>
      </text:list>
      <text:p text:style-name="P2"/>
      <text:p text:style-name="P2">Ex a Bruxelles, Le Botanique car salles expo et salles de concert.</text:p>
      <text:p text:style-name="P2">Souvent, ce sont des ASBL. La plus grande ASBL est a Liege, « Espace 251 Nord », par Laurent Jacob.</text:p>
      <text:p text:style-name="P2"/>
      <text:list xml:id="list6911559638626948301" text:style-name="L5">
        <text:list-item>
          <text:p text:style-name="P24"><text:span text:style-name="T8">De grandes expos</text:span> sont aussi devenus des institutions</text:p>
        </text:list-item>
      </text:list>
      <text:p text:style-name="P2"/>
      <text:p text:style-name="P2">par exemple, les biennales de Venise. Au depart, juste dans un pavillon (le plus grand pavillon, le pavillon international). Plusieurs autres pavillons, nationaux, chacun pour un pays participant. La chine n'a pas de pavillon, alors ceux qui n'en n'ont pas louent un palais dans Venise. En 1907, la Belgique était la premiere a inaugurer son pavillon a Venise.</text:p>
      <text:p text:style-name="P2"/>
      <text:p text:style-name="P2">Un artiste Belge de l'école a fait la biennale : Jean François Octave.</text:p>
      <text:p text:style-name="P2">Normalement biennale par artiste vivant, mais les USA ont fait un hommage a Felix Gonzales Torres.</text:p>
      <text:p text:style-name="P2"/>
      <text:p text:style-name="P2">Autres Biennales :</text:p>
      <text:p text:style-name="P2"/>
      <text:p text:style-name="P2">Biennale de Whitney, de Sao Paulo</text:p>
      <text:p text:style-name="P2">Documenta de Kassel, tous les 5 ans (2017 il y a).</text:p>
      <text:p text:style-name="P15">Examen :</text:p>
      <text:p text:style-name="P2"/>
      <text:p text:style-name="P2">tirage au sors de deux images, liées a des catégories du cours. Questions génériques (« peux tu me parler de l'histoire de la naissance des musées ? Des starchitectes ? Ce qu'ils ont fait ?) et rebondir sur images (genre, reconnaitre le Guggenheim de Bilbao, et expliquer ce que c'est...) au plus on fait des liens entre les images et ce qu'on a vu au cours au plus la cote est élevée. </text:p>
      <text:p text:style-name="P2"/>
      <text:p text:style-name="P4">Ordre de passage : 15h30 (faut être la 10min a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ael Boitte</meta:initial-creator>
    <meta:creation-date>2016-09-19T13:33:33</meta:creation-date>
    <meta:generator>OpenOffice/4.1.2$Win32 OpenOffice.org_project/412m3$Build-9782</meta:generator>
    <dc:date>2018-01-04T22:04:12.01</dc:date>
    <meta:editing-duration>P1DT5H55M16S</meta:editing-duration>
    <meta:editing-cycles>1638</meta:editing-cycles>
    <dc:creator>Anaïs Boitte</dc:creator>
    <meta:document-statistic meta:table-count="0" meta:image-count="0" meta:object-count="0" meta:page-count="27" meta:paragraph-count="437" meta:word-count="9456" meta:character-count="58316"/>
  </office:meta>
</office:document-meta>
</file>